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T4" style:parent-style-name="DefaultParagraphFont" style:family="text">
      <style:text-properties style:font-name="Cambria" style:font-name-asian="Cambria" style:font-name-complex="Cambria" fo:font-style="italic" style:font-style-asian="italic" style:font-style-complex="italic"/>
    </style:style>
    <style:style style:name="T5" style:parent-style-name="DefaultParagraphFont" style:family="text">
      <style:text-properties style:font-name="Cambria" style:font-name-asian="Cambria" style:font-name-complex="Cambria"/>
    </style:style>
    <style:style style:name="T6" style:parent-style-name="DefaultParagraphFont" style:family="text">
      <style:text-properties style:font-name="Cambria" style:font-name-asian="Cambria" style:font-name-complex="Cambria"/>
    </style:style>
    <style:style style:name="T7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Cambria" style:font-name-asian="Cambria" style:font-name-complex="Cambria"/>
    </style:style>
    <style:style style:name="T22" style:parent-style-name="DefaultParagraphFont" style:family="text">
      <style:text-properties style:font-name="Cambria" style:font-name-asian="Cambria" style:font-name-complex="Cambria"/>
    </style:style>
    <style:style style:name="T23" style:parent-style-name="DefaultParagraphFont" style:family="text">
      <style:text-properties style:font-name="Cambria" style:font-name-asian="Cambria" style:font-name-complex="Cambria"/>
    </style:style>
    <style:style style:name="T2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alibri" style:font-name-asian="Calibri" style:font-name-complex="Calibri"/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style:font-name="Calibri" style:font-name-asian="Calibri" style:font-name-complex="Calibri"/>
    </style:style>
    <style:style style:name="T39" style:parent-style-name="DefaultParagraphFont" style:family="text">
      <style:text-properties style:font-name="Calibri" style:font-name-asian="Calibri" style:font-name-complex="Calibri"/>
    </style:style>
    <style:style style:name="T4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asian="Calibri" style:font-name-complex="Calibri"/>
    </style:style>
    <style:style style:name="T4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Calibri" style:font-name-asian="Calibri" style:font-name-complex="Calibri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style:font-name="Calibri" style:font-name-asian="Calibri" style:font-name-complex="Calibri"/>
    </style:style>
    <style:style style:name="P62" style:parent-style-name="Standard" style:family="paragraph">
      <style:paragraph-properties fo:margin-left="0.5in">
        <style:tab-stops/>
      </style:paragraph-properties>
      <style:text-properties style:font-name="Calibri" style:font-name-asian="Calibri" style:font-name-complex="Calibri"/>
    </style:style>
    <style:style style:name="P63" style:parent-style-name="Standard" style:family="paragraph">
      <style:paragraph-properties fo:margin-left="0.5in">
        <style:tab-stops/>
      </style:paragraph-properties>
    </style:style>
    <style:style style:name="T64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65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Calibri" style:font-name-asian="Calibri" style:font-name-complex="Calibri"/>
    </style:style>
    <style:style style:name="T73" style:parent-style-name="DefaultParagraphFont" style:family="text">
      <style:text-properties style:font-name="Cambria" style:font-name-asian="Cambria" style:font-name-complex="Cambria"/>
    </style:style>
    <style:style style:name="P74" style:parent-style-name="Standard" style:family="paragraph">
      <style:paragraph-properties fo:margin-left="0.5in">
        <style:tab-stops/>
      </style:paragraph-properties>
    </style:style>
    <style:style style:name="T7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5in">
        <style:tab-stops/>
      </style:paragraph-properties>
    </style:style>
    <style:style style:name="T7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name="T9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0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1" style:parent-style-name="DefaultParagraphFont" style:family="text">
      <style:text-properties style:font-name="Cambria" style:font-name-asian="Cambria" style:font-name-complex="Cambria"/>
    </style:style>
    <style:style style:name="T132" style:parent-style-name="DefaultParagraphFont" style:family="text">
      <style:text-properties style:font-name="Calibri" style:font-name-asian="Calibri" style:font-name-complex="Calibri"/>
    </style:style>
    <style:style style:name="P133" style:parent-style-name="Standard" style:family="paragraph">
      <style:text-properties style:font-name="Calibri" style:font-name-asian="Calibri" style:font-name-complex="Calibri"/>
    </style:style>
    <style:style style:name="T134" style:parent-style-name="DefaultParagraphFont" style:family="text">
      <style:text-properties style:font-name="Calibri" style:font-name-asian="Calibri" style:font-name-complex="Calibri"/>
    </style:style>
    <style:style style:name="T13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3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="Calibri" style:font-name-asian="Calibri" style:font-name-complex="Calibri"/>
    </style:style>
    <style:style style:name="T142" style:parent-style-name="DefaultParagraphFont" style:family="text">
      <style:text-properties style:font-name="Calibri" style:font-name-asian="Calibri" style:font-name-complex="Calibri"/>
    </style:style>
    <style:style style:name="P143" style:parent-style-name="Standard" style:family="paragraph">
      <style:text-properties style:font-name="Calibri" style:font-name-asian="Calibri" style:font-name-complex="Calibri"/>
    </style:style>
    <style:style style:name="P144" style:parent-style-name="Standard" style:family="paragraph">
      <style:paragraph-properties fo:margin-left="0.5in">
        <style:tab-stops/>
      </style:paragraph-properties>
    </style:style>
    <style:style style:name="T145" style:parent-style-name="DefaultParagraphFont" style:family="text">
      <style:text-properties style:font-name="Calibri" style:font-name-asian="Calibri" style:font-name-complex="Calibri"/>
    </style:style>
    <style:style style:name="T146" style:parent-style-name="DefaultParagraphFont" style:family="text">
      <style:text-properties style:font-name="Calibri" style:font-name-asian="Calibri" style:font-name-complex="Calibri" fo:font-style="italic" style:font-style-asian="italic" style:font-style-complex="italic"/>
    </style:style>
    <style:style style:name="T147" style:parent-style-name="DefaultParagraphFont" style:family="text">
      <style:text-properties style:font-name="Calibri" style:font-name-asian="Calibri" style:font-name-complex="Calibri"/>
    </style:style>
    <style:style style:name="T14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5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5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Calibri" style:font-name-asian="Calibri" style:font-name-complex="Calibri"/>
    </style:style>
    <style:style style:name="T155" style:parent-style-name="DefaultParagraphFont" style:family="text">
      <style:text-properties style:font-name="Calibri" style:font-name-asian="Calibri" style:font-name-complex="Calibri"/>
    </style:style>
    <style:style style:name="P156" style:parent-style-name="Standard" style:family="paragraph">
      <style:text-properties style:font-name="Calibri" style:font-name-asian="Calibri" style:font-name-complex="Calibri"/>
    </style:style>
    <style:style style:name="P157" style:parent-style-name="Standard" style:family="paragraph">
      <style:paragraph-properties fo:text-indent="0.5in"/>
    </style:style>
    <style:style style:name="T158" style:parent-style-name="DefaultParagraphFont" style:family="text">
      <style:text-properties style:font-name="Calibri" style:font-name-asian="Calibri" style:font-name-complex="Calibri"/>
    </style:style>
    <style:style style:name="P159" style:parent-style-name="Standard" style:family="paragraph">
      <style:paragraph-properties fo:text-indent="0.5in"/>
    </style:style>
    <style:style style:name="T160" style:parent-style-name="DefaultParagraphFont" style:family="text">
      <style:text-properties style:font-name="Calibri" style:font-name-asian="Calibri" style:font-name-complex="Calibri"/>
    </style:style>
    <style:style style:name="T16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Calibri" style:font-name-asian="Calibri" style:font-name-complex="Calibri"/>
    </style:style>
    <style:style style:name="P167" style:parent-style-name="Standard" style:family="paragraph">
      <style:paragraph-properties fo:text-indent="0.5in"/>
    </style:style>
    <style:style style:name="T168" style:parent-style-name="DefaultParagraphFont" style:family="text">
      <style:text-properties style:font-name="Calibri" style:font-name-asian="Calibri" style:font-name-complex="Calibri"/>
    </style:style>
    <style:style style:name="T16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7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7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Calibri" style:font-name-asian="Calibri" style:font-name-complex="Calibri"/>
    </style:style>
    <style:style style:name="P175" style:parent-style-name="Standard" style:family="paragraph">
      <style:paragraph-properties fo:text-indent="0.5in"/>
    </style:style>
    <style:style style:name="T176" style:parent-style-name="DefaultParagraphFont" style:family="text">
      <style:text-properties style:font-name="Calibri" style:font-name-asian="Calibri" style:font-name-complex="Calibri"/>
    </style:style>
    <style:style style:name="T177" style:parent-style-name="DefaultParagraphFont" style:family="text">
      <style:text-properties style:font-name="Calibri" style:font-name-asian="Calibri" style:font-name-complex="Calibri"/>
    </style:style>
    <style:style style:name="T178" style:parent-style-name="DefaultParagraphFont" style:family="text">
      <style:text-properties style:font-name="Calibri" style:font-name-asian="Calibri" style:font-name-complex="Calibri"/>
    </style:style>
    <style:style style:name="P179" style:parent-style-name="Standard" style:family="paragraph">
      <style:paragraph-properties fo:margin-left="0.5in" fo:text-indent="0.5in">
        <style:tab-stops/>
      </style:paragraph-properties>
      <style:text-properties style:font-name="Calibri" style:font-name-asian="Calibri" style:font-name-complex="Calibri"/>
    </style:style>
    <style:style style:name="P180" style:parent-style-name="Standard" style:family="paragraph">
      <style:paragraph-properties fo:margin-left="0.5in">
        <style:tab-stops/>
      </style:paragraph-properties>
    </style:style>
    <style:style style:name="T181" style:parent-style-name="DefaultParagraphFont" style:family="text">
      <style:text-properties style:font-name="Calibri" style:font-name-asian="Calibri" style:font-name-complex="Calibri"/>
    </style:style>
    <style:style style:name="T182" style:parent-style-name="DefaultParagraphFont" style:family="text">
      <style:text-properties style:font-name="Calibri" style:font-name-asian="Calibri" style:font-name-complex="Calibri"/>
    </style:style>
    <style:style style:name="T183" style:parent-style-name="DefaultParagraphFont" style:family="text">
      <style:text-properties style:font-name="Calibri" style:font-name-asian="Calibri" style:font-name-complex="Calibri"/>
    </style:style>
    <style:style style:name="T184" style:parent-style-name="DefaultParagraphFont" style:family="text">
      <style:text-properties style:font-name="Calibri" style:font-name-asian="Calibri" style:font-name-complex="Calibri"/>
    </style:style>
    <style:style style:name="P185" style:parent-style-name="Standard" style:family="paragraph">
      <style:paragraph-properties fo:margin-left="3in" fo:text-indent="0.5in">
        <style:tab-stops/>
      </style:paragraph-properties>
    </style:style>
    <style:style style:name="T186" style:parent-style-name="DefaultParagraphFont" style:family="text">
      <style:text-properties style:font-name="Calibri" style:font-name-asian="Calibri" style:font-name-complex="Calibri"/>
    </style:style>
    <style:style style:name="P187" style:parent-style-name="Standard" style:family="paragraph">
      <style:paragraph-properties fo:text-indent="0.5in"/>
      <style:text-properties style:font-name="Calibri" style:font-name-asian="Calibri" style:font-name-complex="Calibri"/>
    </style:style>
    <style:style style:name="T188" style:parent-style-name="DefaultParagraphFont" style:family="text">
      <style:text-properties style:font-name="Cambria" style:font-name-asian="Cambria" style:font-name-complex="Cambria"/>
    </style:style>
    <style:style style:name="T189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0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1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3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8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="Cambria" style:font-name-asian="Cambria" style:font-name-complex="Cambria" fo:color="#1155CC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Cambria" style:font-name-asian="Cambria" style:font-name-complex="Cambria"/>
    </style:style>
    <style:style style:name="T203" style:parent-style-name="DefaultParagraphFont" style:family="text">
      <style:text-properties style:font-name="Calibri" style:font-name-asian="Calibri" style:font-name-complex="Calibri"/>
    </style:style>
    <style:style style:name="T204" style:parent-style-name="DefaultParagraphFont" style:family="text">
      <style:text-properties style:font-name="Calibri" style:font-name-asian="Calibri" style:font-name-complex="Calibri"/>
    </style:style>
    <style:style style:name="P205" style:parent-style-name="Standard" style:family="paragraph"/>
    <style:style style:name="T206" style:parent-style-name="DefaultParagraphFont" style:family="text">
      <style:text-properties style:font-name="Calibri" style:font-name-asian="Calibri" style:font-name-complex="Calibri"/>
    </style:style>
    <style:style style:name="T20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Calibri" style:font-name-asian="Calibri" style:font-name-complex="Calibri"/>
    </style:style>
    <style:style style:name="P213" style:parent-style-name="Standard" style:family="paragraph"/>
    <style:style style:name="T214" style:parent-style-name="DefaultParagraphFont" style:family="text">
      <style:text-properties style:font-name="Calibri" style:font-name-asian="Calibri" style:font-name-complex="Calibri"/>
    </style:style>
    <style:style style:name="T215" style:parent-style-name="DefaultParagraphFont" style:family="text">
      <style:text-properties style:font-name="Calibri" style:font-name-asian="Calibri" style:font-name-complex="Calibri"/>
    </style:style>
    <style:style style:name="T21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1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2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224" style:parent-style-name="Standard" style:family="paragraph"/>
    <style:style style:name="T225" style:parent-style-name="DefaultParagraphFont" style:family="text">
      <style:text-properties style:font-name="Calibri" style:font-name-asian="Calibri" style:font-name-complex="Calibri"/>
    </style:style>
    <style:style style:name="T226" style:parent-style-name="DefaultParagraphFont" style:family="text">
      <style:text-properties style:font-name="Calibri" style:font-name-asian="Calibri" style:font-name-complex="Calibri" fo:color="#000099" fo:font-size="12pt" style:font-size-asian="12pt" style:font-size-complex="12pt" style:text-underline-type="single" style:text-underline-style="solid" style:text-underline-width="auto" style:text-underline-mode="continuous"/>
    </style:style>
    <style:style style:name="T227" style:parent-style-name="DefaultParagraphFont" style:family="text">
      <style:text-properties style:font-name="Calibri" style:font-name-asian="Calibri" style:font-name-complex="Calibri" fo:color="#000099" fo:font-size="12pt" style:font-size-asian="12pt" style:font-size-complex="12pt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="Calibri" style:font-name-asian="Calibri" style:font-name-complex="Calibri" fo:color="#000099" fo:font-size="12pt" style:font-size-asian="12pt" style:font-size-complex="12pt" style:text-underline-type="single" style:text-underline-style="solid" style:text-underline-width="auto" style:text-underline-mode="continuous"/>
    </style:style>
    <style:style style:name="T229" style:parent-style-name="DefaultParagraphFont" style:family="text">
      <style:text-properties style:font-name="Calibri" style:font-name-asian="Calibri" style:font-name-complex="Calibri" fo:color="#000099" fo:font-size="12pt" style:font-size-asian="12pt" style:font-size-complex="12pt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Calibri" style:font-name-asian="Calibri" style:font-name-complex="Calibri" fo:color="#000099" fo:font-size="12pt" style:font-size-asian="12pt" style:font-size-complex="12pt" style:text-underline-type="single" style:text-underline-style="solid" style:text-underline-width="auto" style:text-underline-mode="continuous"/>
    </style:style>
    <style:style style:name="P231" style:parent-style-name="Standard" style:family="paragraph"/>
    <style:style style:name="T232" style:parent-style-name="DefaultParagraphFont" style:family="text">
      <style:text-properties style:font-name="Calibri" style:font-name-asian="Calibri" style:font-name-complex="Calibri"/>
    </style:style>
    <style:style style:name="T233" style:parent-style-name="DefaultParagraphFont" style:family="text">
      <style:text-properties style:font-name="Calibri" style:font-name-asian="Calibri" style:font-name-complex="Calibri"/>
    </style:style>
    <style:style style:name="T23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3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244" style:parent-style-name="Standard" style:family="paragraph"/>
    <style:style style:name="T245" style:parent-style-name="DefaultParagraphFont" style:family="text">
      <style:text-properties style:font-name="Calibri" style:font-name-asian="Calibri" style:font-name-complex="Calibri"/>
    </style:style>
    <style:style style:name="T246" style:parent-style-name="DefaultParagraphFont" style:family="text">
      <style:text-properties style:font-name="Calibri" style:font-name-asian="Calibri" style:font-name-complex="Calibri"/>
    </style:style>
    <style:style style:name="T24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4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255" style:parent-style-name="Standard" style:family="paragraph"/>
    <style:style style:name="T256" style:parent-style-name="DefaultParagraphFont" style:family="text">
      <style:text-properties style:font-name="Calibri" style:font-name-asian="Calibri" style:font-name-complex="Calibri"/>
    </style:style>
    <style:style style:name="T257" style:parent-style-name="DefaultParagraphFont" style:family="text">
      <style:text-properties style:font-name="Calibri" style:font-name-asian="Calibri" style:font-name-complex="Calibri"/>
    </style:style>
    <style:style style:name="T25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5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266" style:parent-style-name="Standard" style:family="paragraph"/>
    <style:style style:name="T267" style:parent-style-name="DefaultParagraphFont" style:family="text">
      <style:text-properties style:font-name="Calibri" style:font-name-asian="Calibri" style:font-name-complex="Calibri"/>
    </style:style>
    <style:style style:name="T26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font-name="Calibri" style:font-name-asian="Calibri" style:font-name-complex="Calibri"/>
    </style:style>
    <style:style style:name="P278" style:parent-style-name="Standard" style:family="paragraph"/>
    <style:style style:name="T279" style:parent-style-name="DefaultParagraphFont" style:family="text">
      <style:text-properties style:font-name="Calibri" style:font-name-asian="Calibri" style:font-name-complex="Calibri"/>
    </style:style>
    <style:style style:name="T28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Calibri" style:font-name-asian="Calibri" style:font-name-complex="Calibri"/>
    </style:style>
    <style:style style:name="P289" style:parent-style-name="Standard" style:family="paragraph">
      <style:text-properties style:font-name="Calibri" style:font-name-asian="Calibri" style:font-name-complex="Calibri"/>
    </style:style>
    <style:style style:name="T290" style:parent-style-name="DefaultParagraphFont" style:family="text">
      <style:text-properties style:font-name="Calibri" style:font-name-asian="Calibri" style:font-name-complex="Calibri"/>
    </style:style>
    <style:style style:name="P291" style:parent-style-name="Standard" style:family="paragraph"/>
    <style:style style:name="T292" style:parent-style-name="DefaultParagraphFont" style:family="text">
      <style:text-properties style:font-name="Calibri" style:font-name-asian="Calibri" style:font-name-complex="Calibri"/>
    </style:style>
    <style:style style:name="T293" style:parent-style-name="DefaultParagraphFont" style:family="text">
      <style:text-properties style:font-name="Calibri" style:font-name-asian="Calibri" style:font-name-complex="Calibri"/>
    </style:style>
    <style:style style:name="T29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2" style:parent-style-name="DefaultParagraphFont" style:family="text">
      <style:text-properties style:font-name="Calibri" style:font-name-asian="Calibri" style:font-name-complex="Calibri"/>
    </style:style>
    <style:style style:name="P303" style:parent-style-name="Standard" style:family="paragraph"/>
    <style:style style:name="T304" style:parent-style-name="DefaultParagraphFont" style:family="text">
      <style:text-properties style:font-name="Calibri" style:font-name-asian="Calibri" style:font-name-complex="Calibri"/>
    </style:style>
    <style:style style:name="T30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0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315" style:parent-style-name="Standard" style:family="paragraph"/>
    <style:style style:name="T316" style:parent-style-name="DefaultParagraphFont" style:family="text">
      <style:text-properties style:font-name="Calibri" style:font-name-asian="Calibri" style:font-name-complex="Calibri"/>
    </style:style>
    <style:style style:name="T317" style:parent-style-name="DefaultParagraphFont" style:family="text">
      <style:text-properties style:font-name="Calibri" style:font-name-asian="Calibri" style:font-name-complex="Calibri"/>
    </style:style>
    <style:style style:name="T31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1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2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3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style:font-name="Calibri" style:font-name-asian="Calibri" style:font-name-complex="Calibri"/>
    </style:style>
    <style:style style:name="T336" style:parent-style-name="DefaultParagraphFont" style:family="text">
      <style:text-properties style:font-name="Calibri" style:font-name-asian="Calibri" style:font-name-complex="Calibri"/>
    </style:style>
    <style:style style:name="P337" style:parent-style-name="Standard" style:family="paragraph"/>
    <style:style style:name="T338" style:parent-style-name="DefaultParagraphFont" style:family="text">
      <style:text-properties style:font-name="Calibri" style:font-name-asian="Calibri" style:font-name-complex="Calibri"/>
    </style:style>
    <style:style style:name="T33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style:font-name="Calibri" style:font-name-asian="Calibri" style:font-name-complex="Calibri"/>
    </style:style>
    <style:style style:name="P348" style:parent-style-name="Standard" style:family="paragraph">
      <style:text-properties style:font-name="Calibri" style:font-name-asian="Calibri" style:font-name-complex="Calibri"/>
    </style:style>
    <style:style style:name="P349" style:parent-style-name="Standard" style:family="paragraph">
      <style:text-properties style:font-name="Calibri" style:font-name-asian="Calibri" style:font-name-complex="Calibri"/>
    </style:style>
    <style:style style:name="T350" style:parent-style-name="DefaultParagraphFont" style:family="text">
      <style:text-properties style:font-name="Cambria" style:font-name-asian="Cambria" style:font-name-complex="Cambria"/>
    </style:style>
    <style:style style:name="T351" style:parent-style-name="DefaultParagraphFont" style:family="text">
      <style:text-properties style:font-name="Calibri" style:font-name-asian="Calibri" style:font-name-complex="Calibri"/>
    </style:style>
    <style:style style:name="T3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357" style:parent-style-name="Standard" style:family="paragraph">
      <style:text-properties style:font-name="Calibri" style:font-name-asian="Calibri" style:font-name-complex="Calibri"/>
    </style:style>
    <style:style style:name="T358" style:parent-style-name="DefaultParagraphFont" style:family="text">
      <style:text-properties style:font-name="Calibri" style:font-name-asian="Calibri" style:font-name-complex="Calibri"/>
    </style:style>
    <style:style style:name="T359" style:parent-style-name="DefaultParagraphFont" style:family="text">
      <style:text-properties style:font-name="Calibri" style:font-name-asian="Calibri" style:font-name-complex="Calibri"/>
    </style:style>
    <style:style style:name="P360" style:parent-style-name="Standard" style:family="paragraph">
      <style:text-properties style:font-name="Calibri" style:font-name-asian="Calibri" style:font-name-complex="Calibri"/>
    </style:style>
    <style:style style:name="P361" style:parent-style-name="Standard" style:family="paragraph"/>
    <style:style style:name="T362" style:parent-style-name="DefaultParagraphFont" style:family="text">
      <style:text-properties style:font-name="Calibri" style:font-name-asian="Calibri" style:font-name-complex="Calibri"/>
    </style:style>
    <style:style style:name="T363" style:parent-style-name="DefaultParagraphFont" style:family="text">
      <style:text-properties style:font-name="Calibri" style:font-name-asian="Calibri" style:font-name-complex="Calibri"/>
    </style:style>
    <style:style style:name="P364" style:parent-style-name="Standard" style:family="paragraph"/>
    <style:style style:name="T365" style:parent-style-name="DefaultParagraphFont" style:family="text">
      <style:text-properties style:font-name="Calibri" style:font-name-asian="Calibri" style:font-name-complex="Calibri"/>
    </style:style>
    <style:style style:name="T36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6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6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6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7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7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73" style:parent-style-name="DefaultParagraphFont" style:family="text">
      <style:text-properties style:font-name="Calibri" style:font-name-asian="Calibri" style:font-name-complex="Calibri"/>
    </style:style>
    <style:style style:name="T374" style:parent-style-name="DefaultParagraphFont" style:family="text">
      <style:text-properties style:font-name="Calibri" style:font-name-asian="Calibri" style:font-name-complex="Calibri"/>
    </style:style>
    <style:style style:name="T375" style:parent-style-name="DefaultParagraphFont" style:family="text">
      <style:text-properties style:font-name="Calibri" style:font-name-asian="Calibri" style:font-name-complex="Calibri"/>
    </style:style>
    <style:style style:name="P376" style:parent-style-name="Standard" style:family="paragraph"/>
    <style:style style:name="T377" style:parent-style-name="DefaultParagraphFont" style:family="text">
      <style:text-properties style:font-name="Calibri" style:font-name-asian="Calibri" style:font-name-complex="Calibri"/>
    </style:style>
    <style:style style:name="P378" style:parent-style-name="Standard" style:family="paragraph"/>
    <style:style style:name="T379" style:parent-style-name="DefaultParagraphFont" style:family="text">
      <style:text-properties style:font-name="Calibri" style:font-name-asian="Calibri" style:font-name-complex="Calibri"/>
    </style:style>
    <style:style style:name="T380" style:parent-style-name="DefaultParagraphFont" style:family="text">
      <style:text-properties style:font-name="Calibri" style:font-name-asian="Calibri" style:font-name-complex="Calibri"/>
    </style:style>
    <style:style style:name="T381" style:parent-style-name="DefaultParagraphFont" style:family="text">
      <style:text-properties style:font-name="Calibri" style:font-name-asian="Calibri" style:font-name-complex="Calibri"/>
    </style:style>
    <style:style style:name="T38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8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395" style:parent-style-name="DefaultParagraphFont" style:family="text">
      <style:text-properties style:font-name="Calibri" style:font-name-asian="Calibri" style:font-name-complex="Calibri"/>
    </style:style>
    <style:style style:name="P396" style:parent-style-name="Standard" style:family="paragraph"/>
    <style:style style:name="T397" style:parent-style-name="DefaultParagraphFont" style:family="text">
      <style:text-properties style:font-name="Calibri" style:font-name-asian="Calibri" style:font-name-complex="Calibri"/>
    </style:style>
    <style:style style:name="P398" style:parent-style-name="Standard" style:family="paragraph"/>
    <style:style style:name="T399" style:parent-style-name="DefaultParagraphFont" style:family="text">
      <style:text-properties style:font-name="Calibri" style:font-name-asian="Calibri" style:font-name-complex="Calibri"/>
    </style:style>
    <style:style style:name="P400" style:parent-style-name="Standard" style:family="paragraph"/>
    <style:style style:name="T401" style:parent-style-name="DefaultParagraphFont" style:family="text">
      <style:text-properties style:font-name="Calibri" style:font-name-asian="Calibri" style:font-name-complex="Calibri"/>
    </style:style>
    <style:style style:name="P402" style:parent-style-name="Standard" style:family="paragraph"/>
    <style:style style:name="T403" style:parent-style-name="DefaultParagraphFont" style:family="text">
      <style:text-properties style:font-name="Calibri" style:font-name-asian="Calibri" style:font-name-complex="Calibri"/>
    </style:style>
    <style:style style:name="T404" style:parent-style-name="DefaultParagraphFont" style:family="text">
      <style:text-properties style:font-name="Calibri" style:font-name-asian="Calibri" style:font-name-complex="Calibri"/>
    </style:style>
    <style:style style:name="T405" style:parent-style-name="DefaultParagraphFont" style:family="text">
      <style:text-properties style:font-name="Calibri" style:font-name-asian="Calibri" style:font-name-complex="Calibri"/>
    </style:style>
    <style:style style:name="P406" style:parent-style-name="Standard" style:family="paragraph"/>
    <style:style style:name="T407" style:parent-style-name="DefaultParagraphFont" style:family="text">
      <style:text-properties style:font-name="Calibri" style:font-name-asian="Calibri" style:font-name-complex="Calibri"/>
    </style:style>
    <style:style style:name="P408" style:parent-style-name="Standard" style:family="paragraph"/>
    <style:style style:name="T409" style:parent-style-name="DefaultParagraphFont" style:family="text">
      <style:text-properties style:font-name="Calibri" style:font-name-asian="Calibri" style:font-name-complex="Calibri"/>
    </style:style>
    <style:style style:name="P410" style:parent-style-name="Standard" style:family="paragraph"/>
    <style:style style:name="T411" style:parent-style-name="DefaultParagraphFont" style:family="text">
      <style:text-properties style:font-name="Calibri" style:font-name-asian="Calibri" style:font-name-complex="Calibri"/>
    </style:style>
    <style:style style:name="T41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1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419" style:parent-style-name="Standard" style:family="paragraph"/>
    <style:style style:name="T42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27" style:parent-style-name="DefaultParagraphFont" style:family="text">
      <style:text-properties style:font-name="Calibri" style:font-name-asian="Calibri" style:font-name-complex="Calibri"/>
    </style:style>
    <style:style style:name="P428" style:parent-style-name="Standard" style:family="paragraph">
      <style:text-properties style:font-name="Calibri" style:font-name-asian="Calibri" style:font-name-complex="Calibri"/>
    </style:style>
    <style:style style:name="T429" style:parent-style-name="DefaultParagraphFont" style:family="text">
      <style:text-properties style:font-name="Cambria" style:font-name-asian="Cambria" style:font-name-complex="Cambria"/>
    </style:style>
    <style:style style:name="P430" style:parent-style-name="Standard" style:family="paragraph"/>
    <style:style style:name="T431" style:parent-style-name="DefaultParagraphFont" style:family="text">
      <style:text-properties style:font-name="Calibri" style:font-name-asian="Calibri" style:font-name-complex="Calibri"/>
    </style:style>
    <style:style style:name="P432" style:parent-style-name="Standard" style:family="paragraph"/>
    <style:style style:name="T43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3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4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41" style:parent-style-name="DefaultParagraphFont" style:family="text">
      <style:text-properties style:font-name="Calibri" style:font-name-asian="Calibri" style:font-name-complex="Calibri"/>
    </style:style>
    <style:style style:name="P442" style:parent-style-name="Standard" style:family="paragraph"/>
    <style:style style:name="T443" style:parent-style-name="DefaultParagraphFont" style:family="text">
      <style:text-properties style:font-name="Calibri" style:font-name-asian="Calibri" style:font-name-complex="Calibri"/>
    </style:style>
    <style:style style:name="P444" style:parent-style-name="Standard" style:family="paragraph"/>
    <style:style style:name="T445" style:parent-style-name="DefaultParagraphFont" style:family="text">
      <style:text-properties style:font-name="Calibri" style:font-name-asian="Calibri" style:font-name-complex="Calibri"/>
    </style:style>
    <style:style style:name="T44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4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4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4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5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65" style:parent-style-name="DefaultParagraphFont" style:family="text">
      <style:text-properties style:font-name="Calibri" style:font-name-asian="Calibri" style:font-name-complex="Calibri"/>
    </style:style>
    <style:style style:name="T466" style:parent-style-name="DefaultParagraphFont" style:family="text">
      <style:text-properties style:font-name="Calibri" style:font-name-asian="Calibri" style:font-name-complex="Calibri"/>
    </style:style>
    <style:style style:name="P467" style:parent-style-name="Standard" style:family="paragraph"/>
    <style:style style:name="T468" style:parent-style-name="DefaultParagraphFont" style:family="text">
      <style:text-properties style:font-name="Calibri" style:font-name-asian="Calibri" style:font-name-complex="Calibri"/>
    </style:style>
    <style:style style:name="P469" style:parent-style-name="Standard" style:family="paragraph"/>
    <style:style style:name="T470" style:parent-style-name="DefaultParagraphFont" style:family="text">
      <style:text-properties style:font-name="Calibri" style:font-name-asian="Calibri" style:font-name-complex="Calibri"/>
    </style:style>
    <style:style style:name="T47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7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8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495" style:parent-style-name="DefaultParagraphFont" style:family="text">
      <style:text-properties style:font-name="Calibri" style:font-name-asian="Calibri" style:font-name-complex="Calibri"/>
    </style:style>
    <style:style style:name="T496" style:parent-style-name="DefaultParagraphFont" style:family="text">
      <style:text-properties style:font-name="Calibri" style:font-name-asian="Calibri" style:font-name-complex="Calibri"/>
    </style:style>
    <style:style style:name="T497" style:parent-style-name="DefaultParagraphFont" style:family="text">
      <style:text-properties style:font-name="Cambria" style:font-name-asian="Cambria" style:font-name-complex="Cambria"/>
    </style:style>
    <style:style style:name="P498" style:parent-style-name="Standard" style:family="paragraph">
      <style:text-properties style:font-name="Cambria" style:font-name-asian="Cambria" style:font-name-complex="Cambria"/>
    </style:style>
    <style:style style:name="P499" style:parent-style-name="Standard" style:family="paragraph"/>
    <style:style style:name="T500" style:parent-style-name="DefaultParagraphFont" style:family="text">
      <style:text-properties style:font-name="Calibri" style:font-name-asian="Calibri" style:font-name-complex="Calibri"/>
    </style:style>
    <style:style style:name="T501" style:parent-style-name="DefaultParagraphFont" style:family="text">
      <style:text-properties style:font-name="Calibri" style:font-name-asian="Calibri" style:font-name-complex="Calibri"/>
    </style:style>
    <style:style style:name="T502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503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5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6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7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8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9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P511" style:parent-style-name="Standard" style:family="paragraph"/>
    <style:style style:name="T512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513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4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5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6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7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8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19" style:parent-style-name="DefaultParagraphFont" style:family="text">
      <style:text-properties style:font-name="Calibri" style:font-name-asian="Calibri" style:font-name-complex="Calibri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20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T521" style:parent-style-name="DefaultParagraphFont" style:family="text">
      <style:text-properties style:font-name="Calibri" style:font-name-asian="Calibri" style:font-name-complex="Calibri" fo:font-size="12pt" style:font-size-asian="12pt" style:font-size-complex="12pt"/>
    </style:style>
    <style:style style:name="P522" style:parent-style-name="Standard" style:family="paragraph"/>
    <style:style style:name="T523" style:parent-style-name="DefaultParagraphFont" style:family="text">
      <style:text-properties style:font-name="Calibri" style:font-name-asian="Calibri" style:font-name-complex="Calibri"/>
    </style:style>
    <style:style style:name="T524" style:parent-style-name="DefaultParagraphFont" style:family="text">
      <style:text-properties style:font-name="Calibri" style:font-name-asian="Calibri" style:font-name-complex="Calibri"/>
    </style:style>
    <style:style style:name="T52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2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2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2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2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38" style:parent-style-name="DefaultParagraphFont" style:family="text">
      <style:text-properties style:font-name="Calibri" style:font-name-asian="Calibri" style:font-name-complex="Calibri"/>
    </style:style>
    <style:style style:name="T539" style:parent-style-name="DefaultParagraphFont" style:family="text">
      <style:text-properties style:font-name="Calibri" style:font-name-asian="Calibri" style:font-name-complex="Calibri"/>
    </style:style>
    <style:style style:name="P540" style:parent-style-name="Standard" style:family="paragraph"/>
    <style:style style:name="T541" style:parent-style-name="DefaultParagraphFont" style:family="text">
      <style:text-properties style:font-name="Calibri" style:font-name-asian="Calibri" style:font-name-complex="Calibri"/>
    </style:style>
    <style:style style:name="T54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4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3" style:parent-style-name="DefaultParagraphFont" style:family="text">
      <style:text-properties style:font-name="Calibri" style:font-name-asian="Calibri" style:font-name-complex="Calibri"/>
    </style:style>
    <style:style style:name="P554" style:parent-style-name="Standard" style:family="paragraph">
      <style:text-properties style:font-name="Calibri" style:font-name-asian="Calibri" style:font-name-complex="Calibri"/>
    </style:style>
    <style:style style:name="P555" style:parent-style-name="Standard" style:family="paragraph">
      <style:paragraph-properties fo:margin-left="0.5in">
        <style:tab-stops/>
      </style:paragraph-properties>
    </style:style>
    <style:style style:name="T556" style:parent-style-name="DefaultParagraphFont" style:family="text">
      <style:text-properties style:font-name="Calibri" style:font-name-asian="Calibri" style:font-name-complex="Calibri"/>
    </style:style>
    <style:style style:name="T55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5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6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566" style:parent-style-name="Standard" style:family="paragraph">
      <style:paragraph-properties fo:margin-left="0.5in">
        <style:tab-stops/>
      </style:paragraph-properties>
    </style:style>
    <style:style style:name="T567" style:parent-style-name="DefaultParagraphFont" style:family="text">
      <style:text-properties style:font-name="Calibri" style:font-name-asian="Calibri" style:font-name-complex="Calibri"/>
    </style:style>
    <style:style style:name="T568" style:parent-style-name="DefaultParagraphFont" style:family="text">
      <style:text-properties style:font-name="Calibri" style:font-name-asian="Calibri" style:font-name-complex="Calibri"/>
    </style:style>
    <style:style style:name="T56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77" style:parent-style-name="DefaultParagraphFont" style:family="text">
      <style:text-properties style:font-name="Calibri" style:font-name-asian="Calibri" style:font-name-complex="Calibri"/>
    </style:style>
    <style:style style:name="P578" style:parent-style-name="Standard" style:family="paragraph">
      <style:text-properties style:font-name="Calibri" style:font-name-asian="Calibri" style:font-name-complex="Calibri"/>
    </style:style>
    <style:style style:name="P579" style:parent-style-name="Standard" style:family="paragraph"/>
    <style:style style:name="T580" style:parent-style-name="DefaultParagraphFont" style:family="text">
      <style:text-properties style:font-name="Calibri" style:font-name-asian="Calibri" style:font-name-complex="Calibri"/>
    </style:style>
    <style:style style:name="P581" style:parent-style-name="Standard" style:family="paragraph"/>
    <style:style style:name="T58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8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P589" style:parent-style-name="Standard" style:family="paragraph">
      <style:paragraph-properties fo:margin-left="1in">
        <style:tab-stops/>
      </style:paragraph-properties>
      <style:text-properties style:font-name="Calibri" style:font-name-asian="Calibri" style:font-name-complex="Calibri"/>
    </style:style>
    <style:style style:name="P590" style:parent-style-name="Standard" style:family="paragraph">
      <style:paragraph-properties fo:margin-left="0.5in">
        <style:tab-stops/>
      </style:paragraph-properties>
      <style:text-properties style:font-name="Calibri" style:font-name-asian="Calibri" style:font-name-complex="Calibri"/>
    </style:style>
    <style:style style:name="T591" style:parent-style-name="DefaultParagraphFont" style:family="text">
      <style:text-properties style:font-name="Calibri" style:font-name-asian="Calibri" style:font-name-complex="Calibri"/>
    </style:style>
    <style:style style:name="T592" style:parent-style-name="DefaultParagraphFont" style:family="text">
      <style:text-properties style:font-name="Calibri" style:font-name-asian="Calibri" style:font-name-complex="Calibri"/>
    </style:style>
    <style:style style:name="T593" style:parent-style-name="DefaultParagraphFont" style:family="text">
      <style:text-properties style:font-name="Calibri" style:font-name-asian="Calibri" style:font-name-complex="Calibri"/>
    </style:style>
    <style:style style:name="T59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7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8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599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0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1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2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3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4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5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6" style:parent-style-name="DefaultParagraphFont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  <style:style style:name="T607" style:parent-style-name="DefaultParagraphFont" style:family="text">
      <style:text-properties style:font-name="Calibri" style:font-name-asian="Calibri" style:font-name-complex="Calibri"/>
    </style:style>
    <style:style style:name="P608" style:parent-style-name="Standard" style:family="paragraph">
      <style:text-properties style:font-name="Calibri" style:font-name-asian="Calibri" style:font-name-complex="Calibri"/>
    </style:style>
    <style:style style:name="P609" style:parent-style-name="Standard" style:family="paragraph">
      <style:text-properties style:font-name="Calibri" style:font-name-asian="Calibri" style:font-name-complex="Calibri"/>
    </style:style>
    <style:style style:name="T610" style:parent-style-name="DefaultParagraphFont" style:family="text">
      <style:text-properties style:font-name="Calibri" style:font-name-asian="Calibri" style:font-name-complex="Calibri"/>
    </style:style>
    <style:style style:name="T611" style:parent-style-name="DefaultParagraphFont" style:family="text">
      <style:text-properties style:font-name="Calibri" style:font-name-asian="Calibri" style:font-name-complex="Calibri"/>
    </style:style>
  </office:automatic-styles>
  <office:body>
    <office:text text:use-soft-page-breaks="true">
      <text:h text:style-name="P1" text:outline-level="2"><text:bookmark-start text:name="h.gswyyoz7vev"/><text:bookmark-end text:name="h.gswyyoz7vev"/><text:span text:style-name="T4">Omeka<text:s/></text:span><text:span text:style-name="T5">Overview: Collecting Stories with Local Communities<text:s/></text:span><text:span text:style-name="T6"><text:line-break/></text:span><text:a xlink:href="http://bit.ly/WhoseCivilRights" office:target-frame-name="_top" xlink:show="replace"><text:span text:style-name="T7">Whose</text:span></text:a><text:a xlink:href="http://bit.ly/WhoseCivilRights" office:target-frame-name="_top" xlink:show="replace"><text:span text:style-name="T8"><text:s/></text:span></text:a><text:a xlink:href="http://bit.ly/WhoseCivilRights" office:target-frame-name="_top" xlink:show="replace"><text:span text:style-name="T9">Civil</text:span></text:a><text:a xlink:href="http://bit.ly/WhoseCivilRights" office:target-frame-name="_top" xlink:show="replace"><text:span text:style-name="T10"><text:s/></text:span></text:a><text:a xlink:href="http://bit.ly/WhoseCivilRights" office:target-frame-name="_top" xlink:show="replace"><text:span text:style-name="T11">Rights</text:span></text:a><text:a xlink:href="http://bit.ly/WhoseCivilRights" office:target-frame-name="_top" xlink:show="replace"><text:span text:style-name="T12"><text:s/></text:span></text:a><text:a xlink:href="http://bit.ly/WhoseCivilRights" office:target-frame-name="_top" xlink:show="replace"><text:span text:style-name="T13">Stories</text:span></text:a><text:a xlink:href="http://bit.ly/WhoseCivilRights" office:target-frame-name="_top" xlink:show="replace"><text:span text:style-name="T14"><text:s/></text:span></text:a><text:a xlink:href="http://bit.ly/WhoseCivilRights" office:target-frame-name="_top" xlink:show="replace"><text:span text:style-name="T15">on</text:span></text:a><text:a xlink:href="http://bit.ly/WhoseCivilRights" office:target-frame-name="_top" xlink:show="replace"><text:span text:style-name="T16"><text:s/></text:span></text:a><text:a xlink:href="http://bit.ly/WhoseCivilRights" office:target-frame-name="_top" xlink:show="replace"><text:span text:style-name="T17">the</text:span></text:a><text:a xlink:href="http://bit.ly/WhoseCivilRights" office:target-frame-name="_top" xlink:show="replace"><text:span text:style-name="T18"><text:s/></text:span></text:a><text:a xlink:href="http://bit.ly/WhoseCivilRights" office:target-frame-name="_top" xlink:show="replace"><text:span text:style-name="T19">Web</text:span></text:a><text:a xlink:href="http://bit.ly/WhoseCivilRights" office:target-frame-name="_top" xlink:show="replace"><text:span text:style-name="T20">?</text:span></text:a><text:span text:style-name="T21"><text:s/>OAH-NCPH 2012</text:span><text:span text:style-name="T22"><text:line-break/></text:span></text:h>
      <text:p text:style-name="Standard"><text:span text:style-name="T23">Follow along:<text:s/></text:span><text:a xlink:href="http://www.google.com/url?q=http%3A%2F%2Fbit.ly%2FOmeka_NCPH-OAH2012&amp;sa=D&amp;sntz=1&amp;usg=AFQjCNHOzcGt7DKGIEiiWnVQNPK3v7q7yw" office:target-frame-name="_top" xlink:show="replace"><text:span text:style-name="T24">http</text:span></text:a><text:a xlink:href="http://www.google.com/url?q=http%3A%2F%2Fbit.ly%2FOmeka_NCPH-OAH2012&amp;sa=D&amp;sntz=1&amp;usg=AFQjCNHOzcGt7DKGIEiiWnVQNPK3v7q7yw" office:target-frame-name="_top" xlink:show="replace"><text:span text:style-name="T25">://</text:span></text:a><text:a xlink:href="http://www.google.com/url?q=http%3A%2F%2Fbit.ly%2FOmeka_NCPH-OAH2012&amp;sa=D&amp;sntz=1&amp;usg=AFQjCNHOzcGt7DKGIEiiWnVQNPK3v7q7yw" office:target-frame-name="_top" xlink:show="replace"><text:span text:style-name="T26">bit</text:span></text:a><text:a xlink:href="http://www.google.com/url?q=http%3A%2F%2Fbit.ly%2FOmeka_NCPH-OAH2012&amp;sa=D&amp;sntz=1&amp;usg=AFQjCNHOzcGt7DKGIEiiWnVQNPK3v7q7yw" office:target-frame-name="_top" xlink:show="replace"><text:span text:style-name="T27">.</text:span></text:a><text:a xlink:href="http://www.google.com/url?q=http%3A%2F%2Fbit.ly%2FOmeka_NCPH-OAH2012&amp;sa=D&amp;sntz=1&amp;usg=AFQjCNHOzcGt7DKGIEiiWnVQNPK3v7q7yw" office:target-frame-name="_top" xlink:show="replace"><text:span text:style-name="T28">ly</text:span></text:a><text:a xlink:href="http://www.google.com/url?q=http%3A%2F%2Fbit.ly%2FOmeka_NCPH-OAH2012&amp;sa=D&amp;sntz=1&amp;usg=AFQjCNHOzcGt7DKGIEiiWnVQNPK3v7q7yw" office:target-frame-name="_top" xlink:show="replace"><text:span text:style-name="T29">/</text:span></text:a><text:a xlink:href="http://www.google.com/url?q=http%3A%2F%2Fbit.ly%2FOmeka_NCPH-OAH2012&amp;sa=D&amp;sntz=1&amp;usg=AFQjCNHOzcGt7DKGIEiiWnVQNPK3v7q7yw" office:target-frame-name="_top" xlink:show="replace"><text:span text:style-name="T30">Omeka</text:span></text:a><text:a xlink:href="http://www.google.com/url?q=http%3A%2F%2Fbit.ly%2FOmeka_NCPH-OAH2012&amp;sa=D&amp;sntz=1&amp;usg=AFQjCNHOzcGt7DKGIEiiWnVQNPK3v7q7yw" office:target-frame-name="_top" xlink:show="replace"><text:span text:style-name="T31">_</text:span></text:a><text:a xlink:href="http://www.google.com/url?q=http%3A%2F%2Fbit.ly%2FOmeka_NCPH-OAH2012&amp;sa=D&amp;sntz=1&amp;usg=AFQjCNHOzcGt7DKGIEiiWnVQNPK3v7q7yw" office:target-frame-name="_top" xlink:show="replace"><text:span text:style-name="T32">NCPH</text:span></text:a><text:a xlink:href="http://www.google.com/url?q=http%3A%2F%2Fbit.ly%2FOmeka_NCPH-OAH2012&amp;sa=D&amp;sntz=1&amp;usg=AFQjCNHOzcGt7DKGIEiiWnVQNPK3v7q7yw" office:target-frame-name="_top" xlink:show="replace"><text:span text:style-name="T33">-</text:span></text:a><text:a xlink:href="http://www.google.com/url?q=http%3A%2F%2Fbit.ly%2FOmeka_NCPH-OAH2012&amp;sa=D&amp;sntz=1&amp;usg=AFQjCNHOzcGt7DKGIEiiWnVQNPK3v7q7yw" office:target-frame-name="_top" xlink:show="replace"><text:span text:style-name="T34">OAH</text:span></text:a><text:a xlink:href="http://www.google.com/url?q=http%3A%2F%2Fbit.ly%2FOmeka_NCPH-OAH2012&amp;sa=D&amp;sntz=1&amp;usg=AFQjCNHOzcGt7DKGIEiiWnVQNPK3v7q7yw" office:target-frame-name="_top" xlink:show="replace"><text:span text:style-name="T35">2012</text:span></text:a><text:span text:style-name="T36"><text:s/></text:span></text:p>
      <text:p text:style-name="P37"><text:span text:style-name="T38"><text:line-break/></text:span><text:span text:style-name="T39">Workshop with<text:s/></text:span><text:a xlink:href="http://chnm.gmu.edu/staff/sheila-brennan/" office:target-frame-name="_top" xlink:show="replace"><text:span text:style-name="T40">Sheila</text:span></text:a><text:a xlink:href="http://chnm.gmu.edu/staff/sheila-brennan/" office:target-frame-name="_top" xlink:show="replace"><text:span text:style-name="T41"><text:s/></text:span></text:a><text:a xlink:href="http://chnm.gmu.edu/staff/sheila-brennan/" office:target-frame-name="_top" xlink:show="replace"><text:span text:style-name="T42">Brennan</text:span></text:a><text:span text:style-name="T43">,<text:s/></text:span><text:a xlink:href="http://chnm.gmu.edu" office:target-frame-name="_top" xlink:show="replace"><text:span text:style-name="T44">Roy</text:span></text:a><text:a xlink:href="http://chnm.gmu.edu" office:target-frame-name="_top" xlink:show="replace"><text:span text:style-name="T45"><text:s/></text:span></text:a><text:a xlink:href="http://chnm.gmu.edu" office:target-frame-name="_top" xlink:show="replace"><text:span text:style-name="T46">Rosenzweig</text:span></text:a><text:a xlink:href="http://chnm.gmu.edu" office:target-frame-name="_top" xlink:show="replace"><text:span text:style-name="T47"><text:s/></text:span></text:a><text:a xlink:href="http://chnm.gmu.edu" office:target-frame-name="_top" xlink:show="replace"><text:span text:style-name="T48">Center</text:span></text:a><text:a xlink:href="http://chnm.gmu.edu" office:target-frame-name="_top" xlink:show="replace"><text:span text:style-name="T49"><text:s/></text:span></text:a><text:a xlink:href="http://chnm.gmu.edu" office:target-frame-name="_top" xlink:show="replace"><text:span text:style-name="T50">for</text:span></text:a><text:a xlink:href="http://chnm.gmu.edu" office:target-frame-name="_top" xlink:show="replace"><text:span text:style-name="T51"><text:s/></text:span></text:a><text:a xlink:href="http://chnm.gmu.edu" office:target-frame-name="_top" xlink:show="replace"><text:span text:style-name="T52">History</text:span></text:a><text:a xlink:href="http://chnm.gmu.edu" office:target-frame-name="_top" xlink:show="replace"><text:span text:style-name="T53"><text:s/></text:span></text:a><text:a xlink:href="http://chnm.gmu.edu" office:target-frame-name="_top" xlink:show="replace"><text:span text:style-name="T54">and</text:span></text:a><text:a xlink:href="http://chnm.gmu.edu" office:target-frame-name="_top" xlink:show="replace"><text:span text:style-name="T55"><text:s/></text:span></text:a><text:a xlink:href="http://chnm.gmu.edu" office:target-frame-name="_top" xlink:show="replace"><text:span text:style-name="T56">New</text:span></text:a><text:a xlink:href="http://chnm.gmu.edu" office:target-frame-name="_top" xlink:show="replace"><text:span text:style-name="T57"><text:s/></text:span></text:a><text:a xlink:href="http://chnm.gmu.edu" office:target-frame-name="_top" xlink:show="replace"><text:span text:style-name="T58">Media</text:span></text:a><text:span text:style-name="T59">, George Mason University</text:span></text:p>
      <text:p text:style-name="P60"><text:span text:style-name="T61">April 19, 2012</text:span></text:p>
      <text:p text:style-name="P62"/>
      <text:p text:style-name="P63"><text:span text:style-name="T64">Work on your own site during this workshop, sign up for free basic Omeka.net:<text:s/></text:span><text:a xlink:href="http://omeka.net/signup" office:target-frame-name="_top" xlink:show="replace"><text:span text:style-name="T65">http</text:span></text:a><text:a xlink:href="http://omeka.net/signup" office:target-frame-name="_top" xlink:show="replace"><text:span text:style-name="T66">://</text:span></text:a><text:a xlink:href="http://omeka.net/signup" office:target-frame-name="_top" xlink:show="replace"><text:span text:style-name="T67">omeka</text:span></text:a><text:a xlink:href="http://omeka.net/signup" office:target-frame-name="_top" xlink:show="replace"><text:span text:style-name="T68">.</text:span></text:a><text:a xlink:href="http://omeka.net/signup" office:target-frame-name="_top" xlink:show="replace"><text:span text:style-name="T69">net</text:span></text:a><text:a xlink:href="http://omeka.net/signup" office:target-frame-name="_top" xlink:show="replace"><text:span text:style-name="T70">/</text:span></text:a><text:a xlink:href="http://omeka.net/signup" office:target-frame-name="_top" xlink:show="replace"><text:span text:style-name="T71">signup</text:span></text:a></text:p>
      <text:p text:style-name="P72"/>
      <text:h text:style-name="Heading2" text:outline-level="2"><text:bookmark-start text:name="h.l1suhwejvmvi"/><text:bookmark-end text:name="h.l1suhwejvmvi"/><text:span text:style-name="T73">Agenda</text:span>:</text:h>
      <text:p text:style-name="P74"><text:a xlink:href="#h.qug6q6dc102c" office:target-frame-name="_top" xlink:show="replace"><text:span text:style-name="T75">Omeka</text:span></text:a><text:a xlink:href="#h.qug6q6dc102c" office:target-frame-name="_top" xlink:show="replace"><text:span text:style-name="T76"><text:s/></text:span></text:a><text:a xlink:href="#h.qug6q6dc102c" office:target-frame-name="_top" xlink:show="replace"><text:span text:style-name="T77">Introduction</text:span></text:a></text:p>
      <text:p text:style-name="P78"><text:a xlink:href="#h.e9ty9m2nfiaq" office:target-frame-name="_top" xlink:show="replace"><text:span text:style-name="T79">Example</text:span></text:a><text:a xlink:href="#h.e9ty9m2nfiaq" office:target-frame-name="_top" xlink:show="replace"><text:span text:style-name="T80"><text:s/></text:span></text:a><text:a xlink:href="#h.e9ty9m2nfiaq" office:target-frame-name="_top" xlink:show="replace"><text:span text:style-name="T81">sites</text:span></text:a><text:a xlink:href="#h.e9ty9m2nfiaq" office:target-frame-name="_top" xlink:show="replace"><text:span text:style-name="T82"><text:s/></text:span></text:a><text:a xlink:href="#h.e9ty9m2nfiaq" office:target-frame-name="_top" xlink:show="replace"><text:span text:style-name="T83">built</text:span></text:a><text:a xlink:href="#h.e9ty9m2nfiaq" office:target-frame-name="_top" xlink:show="replace"><text:span text:style-name="T84"><text:s/></text:span></text:a><text:a xlink:href="#h.e9ty9m2nfiaq" office:target-frame-name="_top" xlink:show="replace"><text:span text:style-name="T85">in</text:span></text:a><text:a xlink:href="#h.e9ty9m2nfiaq" office:target-frame-name="_top" xlink:show="replace"><text:span text:style-name="T86"><text:s/></text:span></text:a><text:a xlink:href="#h.e9ty9m2nfiaq" office:target-frame-name="_top" xlink:show="replace"><text:span text:style-name="T87">Omeka</text:span></text:a><text:a xlink:href="#h.e9ty9m2nfiaq" office:target-frame-name="_top" xlink:show="replace"><text:span text:style-name="T88"><text:s/></text:span></text:a><text:a xlink:href="#h.e9ty9m2nfiaq" office:target-frame-name="_top" xlink:show="replace"><text:span text:style-name="T89">and</text:span></text:a><text:a xlink:href="#h.e9ty9m2nfiaq" office:target-frame-name="_top" xlink:show="replace"><text:span text:style-name="T90"><text:s/></text:span></text:a><text:a xlink:href="#h.e9ty9m2nfiaq" office:target-frame-name="_top" xlink:show="replace"><text:span text:style-name="T91">on</text:span></text:a><text:a xlink:href="#h.e9ty9m2nfiaq" office:target-frame-name="_top" xlink:show="replace"><text:span text:style-name="T92"><text:s/></text:span></text:a><text:a xlink:href="#h.e9ty9m2nfiaq" office:target-frame-name="_top" xlink:show="replace"><text:span text:style-name="T93">Omeka</text:span></text:a><text:a xlink:href="#h.e9ty9m2nfiaq" office:target-frame-name="_top" xlink:show="replace"><text:span text:style-name="T94">.</text:span></text:a><text:a xlink:href="#h.e9ty9m2nfiaq" office:target-frame-name="_top" xlink:show="replace"><text:span text:style-name="T95">net</text:span></text:a></text:p>
      <text:p text:style-name="P96"><text:a xlink:href="#h.6eaqdp805ifq" office:target-frame-name="_top" xlink:show="replace"><text:span text:style-name="T97">Components</text:span></text:a><text:a xlink:href="#h.6eaqdp805ifq" office:target-frame-name="_top" xlink:show="replace"><text:span text:style-name="T98"><text:s/></text:span></text:a><text:a xlink:href="#h.6eaqdp805ifq" office:target-frame-name="_top" xlink:show="replace"><text:span text:style-name="T99">of</text:span></text:a><text:a xlink:href="#h.6eaqdp805ifq" office:target-frame-name="_top" xlink:show="replace"><text:span text:style-name="T100"><text:s/></text:span></text:a><text:a xlink:href="#h.6eaqdp805ifq" office:target-frame-name="_top" xlink:show="replace"><text:span text:style-name="T101">an</text:span></text:a><text:a xlink:href="#h.6eaqdp805ifq" office:target-frame-name="_top" xlink:show="replace"><text:span text:style-name="T102"><text:s/></text:span></text:a><text:a xlink:href="#h.6eaqdp805ifq" office:target-frame-name="_top" xlink:show="replace"><text:span text:style-name="T103">Omeka</text:span></text:a><text:a xlink:href="#h.6eaqdp805ifq" office:target-frame-name="_top" xlink:show="replace"><text:span text:style-name="T104"><text:s/></text:span></text:a><text:a xlink:href="#h.6eaqdp805ifq" office:target-frame-name="_top" xlink:show="replace"><text:span text:style-name="T105">Site</text:span></text:a></text:p>
      <text:p text:style-name="P106"><text:a xlink:href="#h.8hyalexzlzx1" office:target-frame-name="_top" xlink:show="replace"><text:span text:style-name="T107">Time</text:span></text:a><text:a xlink:href="#h.8hyalexzlzx1" office:target-frame-name="_top" xlink:show="replace"><text:span text:style-name="T108"><text:s/></text:span></text:a><text:a xlink:href="#h.8hyalexzlzx1" office:target-frame-name="_top" xlink:show="replace"><text:span text:style-name="T109">To</text:span></text:a><text:a xlink:href="#h.8hyalexzlzx1" office:target-frame-name="_top" xlink:show="replace"><text:span text:style-name="T110"><text:s/></text:span></text:a><text:a xlink:href="#h.8hyalexzlzx1" office:target-frame-name="_top" xlink:show="replace"><text:span text:style-name="T111">Add</text:span></text:a></text:p>
      <text:p text:style-name="P112"><text:a xlink:href="#h.m2hpu2n4p6q5" office:target-frame-name="_top" xlink:show="replace"><text:span text:style-name="T113">How</text:span></text:a><text:a xlink:href="#h.m2hpu2n4p6q5" office:target-frame-name="_top" xlink:show="replace"><text:span text:style-name="T114"><text:s/></text:span></text:a><text:a xlink:href="#h.m2hpu2n4p6q5" office:target-frame-name="_top" xlink:show="replace"><text:span text:style-name="T115">Do</text:span></text:a><text:a xlink:href="#h.m2hpu2n4p6q5" office:target-frame-name="_top" xlink:show="replace"><text:span text:style-name="T116"><text:s/></text:span></text:a><text:a xlink:href="#h.m2hpu2n4p6q5" office:target-frame-name="_top" xlink:show="replace"><text:span text:style-name="T117">I</text:span></text:a><text:a xlink:href="#h.m2hpu2n4p6q5" office:target-frame-name="_top" xlink:show="replace"><text:span text:style-name="T118"><text:s/></text:span></text:a><text:a xlink:href="#h.m2hpu2n4p6q5" office:target-frame-name="_top" xlink:show="replace"><text:span text:style-name="T119">get</text:span></text:a><text:a xlink:href="#h.m2hpu2n4p6q5" office:target-frame-name="_top" xlink:show="replace"><text:span text:style-name="T120"><text:s/></text:span></text:a><text:a xlink:href="#h.m2hpu2n4p6q5" office:target-frame-name="_top" xlink:show="replace"><text:span text:style-name="T121">Omeka</text:span></text:a><text:a xlink:href="#h.m2hpu2n4p6q5" office:target-frame-name="_top" xlink:show="replace"><text:span text:style-name="T122"><text:s/></text:span></text:a><text:a xlink:href="#h.m2hpu2n4p6q5" office:target-frame-name="_top" xlink:show="replace"><text:span text:style-name="T123">Running</text:span></text:a><text:a xlink:href="#h.m2hpu2n4p6q5" office:target-frame-name="_top" xlink:show="replace"><text:span text:style-name="T124"><text:s/></text:span></text:a><text:a xlink:href="#h.m2hpu2n4p6q5" office:target-frame-name="_top" xlink:show="replace"><text:span text:style-name="T125">Today</text:span></text:a><text:a xlink:href="#h.m2hpu2n4p6q5" office:target-frame-name="_top" xlink:show="replace"><text:span text:style-name="T126"><text:s/>(</text:span></text:a><text:a xlink:href="#h.m2hpu2n4p6q5" office:target-frame-name="_top" xlink:show="replace"><text:span text:style-name="T127">or</text:span></text:a><text:a xlink:href="#h.m2hpu2n4p6q5" office:target-frame-name="_top" xlink:show="replace"><text:span text:style-name="T128"><text:s/></text:span></text:a><text:a xlink:href="#h.m2hpu2n4p6q5" office:target-frame-name="_top" xlink:show="replace"><text:span text:style-name="T129">soon</text:span></text:a><text:a xlink:href="#h.m2hpu2n4p6q5" office:target-frame-name="_top" xlink:show="replace"><text:span text:style-name="T130">) ?</text:span></text:a></text:p>
      <text:h text:style-name="Heading3" text:outline-level="3"><text:bookmark-start text:name="h.ja7jypz9gcmz"/><text:bookmark-end text:name="h.ja7jypz9gcmz"/></text:h>
      <text:h text:style-name="Heading3" text:outline-level="3"><text:bookmark-start text:name="h.qug6q6dc102c"/><text:bookmark-end text:name="h.qug6q6dc102c"/><text:span text:style-name="T131">Omeka Introduction</text:span></text:h>
      <text:p text:style-name="Standard"><text:span text:style-name="T132">“Omeka” is a Swahili word meaning to display or lay out wares; to speak out; to spread out; to unpack.</text:span></text:p>
      <text:p text:style-name="P133"/>
      <text:p text:style-name="Standard"><text:span text:style-name="T134">Initial work on Omeka &lt;</text:span><text:a xlink:href="http://omeka.org/" office:target-frame-name="_top" xlink:show="replace"><text:span text:style-name="T135">http</text:span></text:a><text:a xlink:href="http://omeka.org/" office:target-frame-name="_top" xlink:show="replace"><text:span text:style-name="T136">://</text:span></text:a><text:a xlink:href="http://omeka.org/" office:target-frame-name="_top" xlink:show="replace"><text:span text:style-name="T137">omeka</text:span></text:a><text:a xlink:href="http://omeka.org/" office:target-frame-name="_top" xlink:show="replace"><text:span text:style-name="T138">.</text:span></text:a><text:a xlink:href="http://omeka.org/" office:target-frame-name="_top" xlink:show="replace"><text:span text:style-name="T139">org</text:span></text:a><text:a xlink:href="http://omeka.org/" office:target-frame-name="_top" xlink:show="replace"><text:span text:style-name="T140">/</text:span></text:a><text:span text:style-name="T141">&gt; grew out of our experience of building digital history projects and collaborating with libraries, museum</text:span><text:span text:style-name="T142">s, and archives. <text:s/></text:span></text:p>
      <text:p text:style-name="P143"/>
      <text:p text:style-name="P144"><text:span text:style-name="T145">With the launch of the ground-breaking<text:s/></text:span><text:span text:style-name="T146">September 11 Digital Archive</text:span><text:span text:style-name="T147"><text:s/>&lt;</text:span><text:a xlink:href="http://911digitalarchive.org/" office:target-frame-name="_top" xlink:show="replace"><text:span text:style-name="T148">http</text:span></text:a><text:a xlink:href="http://911digitalarchive.org/" office:target-frame-name="_top" xlink:show="replace"><text:span text:style-name="T149">://911</text:span></text:a><text:a xlink:href="http://911digitalarchive.org/" office:target-frame-name="_top" xlink:show="replace"><text:span text:style-name="T150">digitalarchive</text:span></text:a><text:a xlink:href="http://911digitalarchive.org/" office:target-frame-name="_top" xlink:show="replace"><text:span text:style-name="T151">.</text:span></text:a><text:a xlink:href="http://911digitalarchive.org/" office:target-frame-name="_top" xlink:show="replace"><text:span text:style-name="T152">org</text:span></text:a><text:a xlink:href="http://911digitalarchive.org/" office:target-frame-name="_top" xlink:show="replace"><text:span text:style-name="T153">/</text:span></text:a><text:span text:style-name="T154">&gt; in the wake of the tragedies of 2001, we began a long effort to develop a system that would allow more and mor</text:span><text:span text:style-name="T155">e individuals and institutions do sustainable, accessible, and eventually extensible work, both popular and scholarly, on the web.<text:s/></text:span></text:p>
      <text:p text:style-name="P156"/>
      <text:p text:style-name="P157"><text:span text:style-name="T158">2007, IMLS grant to fund development<text:s/></text:span></text:p>
      <text:p text:style-name="P159"><text:span text:style-name="T160">2008, launched beta,<text:s/></text:span><text:a xlink:href="http://omeka.org" office:target-frame-name="_top" xlink:show="replace"><text:span text:style-name="T161">http</text:span></text:a><text:a xlink:href="http://omeka.org" office:target-frame-name="_top" xlink:show="replace"><text:span text:style-name="T162">://</text:span></text:a><text:a xlink:href="http://omeka.org" office:target-frame-name="_top" xlink:show="replace"><text:span text:style-name="T163">omeka</text:span></text:a><text:a xlink:href="http://omeka.org" office:target-frame-name="_top" xlink:show="replace"><text:span text:style-name="T164">.</text:span></text:a><text:a xlink:href="http://omeka.org" office:target-frame-name="_top" xlink:show="replace"><text:span text:style-name="T165">org</text:span></text:a><text:span text:style-name="T166"><text:s text:c="2"/></text:span></text:p>
      <text:p text:style-name="P167"><text:span text:style-name="T168">2010, launched Omeka.net hosted service,<text:s/></text:span><text:a xlink:href="http://omeka.net" office:target-frame-name="_top" xlink:show="replace"><text:span text:style-name="T169">http</text:span></text:a><text:a xlink:href="http://omeka.net" office:target-frame-name="_top" xlink:show="replace"><text:span text:style-name="T170">://</text:span></text:a><text:a xlink:href="http://omeka.net" office:target-frame-name="_top" xlink:show="replace"><text:span text:style-name="T171">omeka</text:span></text:a><text:a xlink:href="http://omeka.net" office:target-frame-name="_top" xlink:show="replace"><text:span text:style-name="T172">.</text:span></text:a><text:a xlink:href="http://omeka.net" office:target-frame-name="_top" xlink:show="replace"><text:span text:style-name="T173">net</text:span></text:a><text:span text:style-name="T174"><text:s/></text:span></text:p>
      <text:p text:style-name="P175"><text:span text:style-name="T176">Omeka Downloads since 2008:<text:s/></text:span><text:span text:style-name="T177"><text:tab/></text:span><text:span text:style-name="T178"><text:tab/>20,000</text:span></text:p>
      <text:p text:style-name="P179"/>
      <text:p text:style-name="P180"><text:span text:style-name="T181">Omeka.net since 2010:<text:s/></text:span><text:span text:style-name="T182"><text:tab/></text:span><text:span text:style-name="T183"><text:tab/></text:span><text:span text:style-name="T184"><text:tab/>4,000 users working on<text:s/></text:span></text:p>
      <text:soft-page-break/>
      <text:p text:style-name="P185"><text:span text:style-name="T186">over 2800 websites</text:span></text:p>
      <text:p text:style-name="P187"/>
      <text:h text:style-name="Heading3" text:outline-level="3"><text:bookmark-start text:name="h.e9ty9m2nfiaq"/><text:bookmark-end text:name="h.e9ty9m2nfiaq"/><text:span text:style-name="T188">Example sites built in Omeka and on Omeka.net</text:span></text:h>
      <text:p text:style-name="Standard"><text:a xlink:href="http://omeka.org/codex/Sites_Using_Omeka" office:target-frame-name="_top" xlink:show="replace"><text:span text:style-name="T189">http</text:span></text:a><text:a xlink:href="http://omeka.org/codex/Sites_Using_Omeka" office:target-frame-name="_top" xlink:show="replace"><text:span text:style-name="T190">://</text:span></text:a><text:a xlink:href="http://omeka.org/codex/Sites_Using_Omeka" office:target-frame-name="_top" xlink:show="replace"><text:span text:style-name="T191">omeka</text:span></text:a><text:a xlink:href="http://omeka.org/codex/Sites_Using_Omeka" office:target-frame-name="_top" xlink:show="replace"><text:span text:style-name="T192">.</text:span></text:a><text:a xlink:href="http://omeka.org/codex/Sites_Using_Omeka" office:target-frame-name="_top" xlink:show="replace"><text:span text:style-name="T193">org</text:span></text:a><text:a xlink:href="http://omeka.org/codex/Sites_Using_Omeka" office:target-frame-name="_top" xlink:show="replace"><text:span text:style-name="T194">/</text:span></text:a><text:a xlink:href="http://omeka.org/codex/Sites_Using_Omeka" office:target-frame-name="_top" xlink:show="replace"><text:span text:style-name="T195">codex</text:span></text:a><text:a xlink:href="http://omeka.org/codex/Sites_Using_Omeka" office:target-frame-name="_top" xlink:show="replace"><text:span text:style-name="T196">/</text:span></text:a><text:a xlink:href="http://omeka.org/codex/Sites_Using_Omeka" office:target-frame-name="_top" xlink:show="replace"><text:span text:style-name="T197">Sites</text:span></text:a><text:a xlink:href="http://omeka.org/codex/Sites_Using_Omeka" office:target-frame-name="_top" xlink:show="replace"><text:span text:style-name="T198">_</text:span></text:a><text:a xlink:href="http://omeka.org/codex/Sites_Using_Omeka" office:target-frame-name="_top" xlink:show="replace"><text:span text:style-name="T199">Using</text:span></text:a><text:a xlink:href="http://omeka.org/codex/Sites_Using_Omeka" office:target-frame-name="_top" xlink:show="replace"><text:span text:style-name="T200">_</text:span></text:a><text:a xlink:href="http://omeka.org/codex/Sites_Using_Omeka" office:target-frame-name="_top" xlink:show="replace"><text:span text:style-name="T201">Omeka</text:span></text:a><text:span text:style-name="T202"><text:s/></text:span></text:p>
      <text:p text:style-name="Standard"><text:span text:style-name="T203"><text:line-break/></text:span><text:span text:style-name="T204">Collecting and archiving:</text:span></text:p>
      <text:list text:style-name="LS1">
        <text:list-item>
          <text:p text:style-name="P205"><text:span text:style-name="T206">Hurricane Digital Memory Bank, CHNM &amp; University of New Orleans:<text:s/></text:span><text:a xlink:href="http://hurricanearchive.org" office:target-frame-name="_top" xlink:show="replace"><text:span text:style-name="T207">http</text:span></text:a><text:a xlink:href="http://hurricanearchive.org" office:target-frame-name="_top" xlink:show="replace"><text:span text:style-name="T208">://</text:span></text:a><text:a xlink:href="http://hurricanearchive.org" office:target-frame-name="_top" xlink:show="replace"><text:span text:style-name="T209">hurricanearchive</text:span></text:a><text:a xlink:href="http://hurricanearchive.org" office:target-frame-name="_top" xlink:show="replace"><text:span text:style-name="T210">.</text:span></text:a><text:a xlink:href="http://hurricanearchive.org" office:target-frame-name="_top" xlink:show="replace"><text:span text:style-name="T211">org</text:span></text:a><text:span text:style-name="T212"><text:s/></text:span></text:p>
        </text:list-item>
        <text:list-item>
          <text:p text:style-name="P213"><text:span text:style-name="T214">April 16 Archive:</text:span><text:a xlink:href="http://april16archive.org/" office:target-frame-name="_top" xlink:show="replace"><text:span text:style-name="T215"><text:s/></text:span></text:a><text:a xlink:href="http://april16archive.org/" office:target-frame-name="_top" xlink:show="replace"><text:span text:style-name="T216">http</text:span></text:a><text:a xlink:href="http://april16archive.org/" office:target-frame-name="_top" xlink:show="replace"><text:span text:style-name="T217">://</text:span></text:a><text:a xlink:href="http://april16archive.org/" office:target-frame-name="_top" xlink:show="replace"><text:span text:style-name="T218">april</text:span></text:a><text:a xlink:href="http://april16archive.org/" office:target-frame-name="_top" xlink:show="replace"><text:span text:style-name="T219">16</text:span></text:a><text:a xlink:href="http://april16archive.org/" office:target-frame-name="_top" xlink:show="replace"><text:span text:style-name="T220">archive</text:span></text:a><text:a xlink:href="http://april16archive.org/" office:target-frame-name="_top" xlink:show="replace"><text:span text:style-name="T221">.</text:span></text:a><text:a xlink:href="http://april16archive.org/" office:target-frame-name="_top" xlink:show="replace"><text:span text:style-name="T222">org</text:span></text:a><text:a xlink:href="http://april16archive.org/" office:target-frame-name="_top" xlink:show="replace"><text:span text:style-name="T223">/</text:span></text:a></text:p>
        </text:list-item>
        <text:list-item>
          <text:p text:style-name="P224"><text:span text:style-name="T225">Bracero History Archive, CHNM, NMAH, UTEP, Brown:<text:s/></text:span><text:a xlink:href="http://braceroarchive.org/" office:target-frame-name="_top" xlink:show="replace"><text:span text:style-name="T226">http</text:span></text:a><text:a xlink:href="http://braceroarchive.org/" office:target-frame-name="_top" xlink:show="replace"><text:span text:style-name="T227">://</text:span></text:a><text:a xlink:href="http://braceroarchive.org/" office:target-frame-name="_top" xlink:show="replace"><text:span text:style-name="T228">braceroarchive</text:span></text:a><text:a xlink:href="http://braceroarchive.org/" office:target-frame-name="_top" xlink:show="replace"><text:span text:style-name="T229">.</text:span></text:a><text:a xlink:href="http://braceroarchive.org/" office:target-frame-name="_top" xlink:show="replace"><text:span text:style-name="T230">org</text:span></text:a></text:p>
        </text:list-item>
        <text:list-item>
          <text:p text:style-name="P231"><text:span text:style-name="T232">Centennial Memories, Bowling Green Univ:</text:span><text:a xlink:href="http://memories.bgsu.edu/cm10/" office:target-frame-name="_top" xlink:show="replace"><text:span text:style-name="T233"><text:s/></text:span></text:a><text:a xlink:href="http://memories.bgsu.edu/cm10/" office:target-frame-name="_top" xlink:show="replace"><text:span text:style-name="T234">http</text:span></text:a><text:a xlink:href="http://memories.bgsu.edu/cm10/" office:target-frame-name="_top" xlink:show="replace"><text:span text:style-name="T235">://</text:span></text:a><text:a xlink:href="http://memories.bgsu.edu/cm10/" office:target-frame-name="_top" xlink:show="replace"><text:span text:style-name="T236">memories</text:span></text:a><text:a xlink:href="http://memories.bgsu.edu/cm10/" office:target-frame-name="_top" xlink:show="replace"><text:span text:style-name="T237">.</text:span></text:a><text:a xlink:href="http://memories.bgsu.edu/cm10/" office:target-frame-name="_top" xlink:show="replace"><text:span text:style-name="T238">bgsu</text:span></text:a><text:a xlink:href="http://memories.bgsu.edu/cm10/" office:target-frame-name="_top" xlink:show="replace"><text:span text:style-name="T239">.</text:span></text:a><text:a xlink:href="http://memories.bgsu.edu/cm10/" office:target-frame-name="_top" xlink:show="replace"><text:span text:style-name="T240">edu</text:span></text:a><text:a xlink:href="http://memories.bgsu.edu/cm10/" office:target-frame-name="_top" xlink:show="replace"><text:span text:style-name="T241">/</text:span></text:a><text:a xlink:href="http://memories.bgsu.edu/cm10/" office:target-frame-name="_top" xlink:show="replace"><text:span text:style-name="T242">cm</text:span></text:a><text:a xlink:href="http://memories.bgsu.edu/cm10/" office:target-frame-name="_top" xlink:show="replace"><text:span text:style-name="T243">10/</text:span></text:a></text:p>
        </text:list-item>
        <text:list-item>
          <text:p text:style-name="P244"><text:span text:style-name="T245">Voices from the Lake:</text:span><text:a xlink:href="http://www.voicesforthelake.org/" office:target-frame-name="_top" xlink:show="replace"><text:span text:style-name="T246"><text:s/></text:span></text:a><text:a xlink:href="http://www.voicesforthelake.org/" office:target-frame-name="_top" xlink:show="replace"><text:span text:style-name="T247">http</text:span></text:a><text:a xlink:href="http://www.voicesforthelake.org/" office:target-frame-name="_top" xlink:show="replace"><text:span text:style-name="T248">://</text:span></text:a><text:a xlink:href="http://www.voicesforthelake.org/" office:target-frame-name="_top" xlink:show="replace"><text:span text:style-name="T249">www</text:span></text:a><text:a xlink:href="http://www.voicesforthelake.org/" office:target-frame-name="_top" xlink:show="replace"><text:span text:style-name="T250">.</text:span></text:a><text:a xlink:href="http://www.voicesforthelake.org/" office:target-frame-name="_top" xlink:show="replace"><text:span text:style-name="T251">voicesforthelake</text:span></text:a><text:a xlink:href="http://www.voicesforthelake.org/" office:target-frame-name="_top" xlink:show="replace"><text:span text:style-name="T252">.</text:span></text:a><text:a xlink:href="http://www.voicesforthelake.org/" office:target-frame-name="_top" xlink:show="replace"><text:span text:style-name="T253">org</text:span></text:a><text:a xlink:href="http://www.voicesforthelake.org/" office:target-frame-name="_top" xlink:show="replace"><text:span text:style-name="T254">/</text:span></text:a></text:p>
        </text:list-item>
        <text:list-item>
          <text:p text:style-name="P255"><text:span text:style-name="T256">Catawba River Docs:</text:span><text:a xlink:href="http://www.catawbariverdocs.com/" office:target-frame-name="_top" xlink:show="replace"><text:span text:style-name="T257"><text:s/></text:span></text:a><text:a xlink:href="http://www.catawbariverdocs.com/" office:target-frame-name="_top" xlink:show="replace"><text:span text:style-name="T258">http</text:span></text:a><text:a xlink:href="http://www.catawbariverdocs.com/" office:target-frame-name="_top" xlink:show="replace"><text:span text:style-name="T259">://</text:span></text:a><text:a xlink:href="http://www.catawbariverdocs.com/" office:target-frame-name="_top" xlink:show="replace"><text:span text:style-name="T260">www</text:span></text:a><text:a xlink:href="http://www.catawbariverdocs.com/" office:target-frame-name="_top" xlink:show="replace"><text:span text:style-name="T261">.</text:span></text:a><text:a xlink:href="http://www.catawbariverdocs.com/" office:target-frame-name="_top" xlink:show="replace"><text:span text:style-name="T262">catawbariverdocs</text:span></text:a><text:a xlink:href="http://www.catawbariverdocs.com/" office:target-frame-name="_top" xlink:show="replace"><text:span text:style-name="T263">.</text:span></text:a><text:a xlink:href="http://www.catawbariverdocs.com/" office:target-frame-name="_top" xlink:show="replace"><text:span text:style-name="T264">com</text:span></text:a><text:a xlink:href="http://www.catawbariverdocs.com/" office:target-frame-name="_top" xlink:show="replace"><text:span text:style-name="T265">/</text:span></text:a></text:p>
        </text:list-item>
        <text:list-item>
          <text:p text:style-name="P266"><text:span text:style-name="T267">About Deseronto<text:s/></text:span><text:a xlink:href="http://aboutdeseronto.omeka.net/" office:target-frame-name="_top" xlink:show="replace"><text:span text:style-name="T268">http</text:span></text:a><text:a xlink:href="http://aboutdeseronto.omeka.net/" office:target-frame-name="_top" xlink:show="replace"><text:span text:style-name="T269">://</text:span></text:a><text:a xlink:href="http://aboutdeseronto.omeka.net/" office:target-frame-name="_top" xlink:show="replace"><text:span text:style-name="T270">aboutdeseronto</text:span></text:a><text:a xlink:href="http://aboutdeseronto.omeka.net/" office:target-frame-name="_top" xlink:show="replace"><text:span text:style-name="T271">.</text:span></text:a><text:a xlink:href="http://aboutdeseronto.omeka.net/" office:target-frame-name="_top" xlink:show="replace"><text:span text:style-name="T272">omek</text:span><text:span text:style-name="T273">a</text:span></text:a><text:a xlink:href="http://aboutdeseronto.omeka.net/" office:target-frame-name="_top" xlink:show="replace"><text:span text:style-name="T274">.</text:span></text:a><text:a xlink:href="http://aboutdeseronto.omeka.net/" office:target-frame-name="_top" xlink:show="replace"><text:span text:style-name="T275">net</text:span></text:a><text:a xlink:href="http://aboutdeseronto.omeka.net/" office:target-frame-name="_top" xlink:show="replace"><text:span text:style-name="T276">/</text:span></text:a><text:span text:style-name="T277"><text:s/></text:span></text:p>
        </text:list-item>
        <text:list-item>
          <text:p text:style-name="P278"><text:span text:style-name="T279">Lost Kansas Communities, Chapman Center for Rural Studies:<text:s/></text:span><text:a xlink:href="https://lostkscommunities.omeka.net/" office:target-frame-name="_top" xlink:show="replace"><text:span text:style-name="T280">https</text:span></text:a><text:a xlink:href="https://lostkscommunities.omeka.net/" office:target-frame-name="_top" xlink:show="replace"><text:span text:style-name="T281">://</text:span></text:a><text:a xlink:href="https://lostkscommunities.omeka.net/" office:target-frame-name="_top" xlink:show="replace"><text:span text:style-name="T282">lostkscommunities</text:span></text:a><text:a xlink:href="https://lostkscommunities.omeka.net/" office:target-frame-name="_top" xlink:show="replace"><text:span text:style-name="T283">.</text:span></text:a><text:a xlink:href="https://lostkscommunities.omeka.net/" office:target-frame-name="_top" xlink:show="replace"><text:span text:style-name="T284">omeka</text:span></text:a><text:a xlink:href="https://lostkscommunities.omeka.net/" office:target-frame-name="_top" xlink:show="replace"><text:span text:style-name="T285">.</text:span></text:a><text:a xlink:href="https://lostkscommunities.omeka.net/" office:target-frame-name="_top" xlink:show="replace"><text:span text:style-name="T286">net</text:span></text:a><text:a xlink:href="https://lostkscommunities.omeka.net/" office:target-frame-name="_top" xlink:show="replace"><text:span text:style-name="T287">/</text:span></text:a><text:span text:style-name="T288"><text:s/></text:span></text:p>
        </text:list-item>
      </text:list>
      <text:p text:style-name="P289"/>
      <text:p text:style-name="Standard"><text:span text:style-name="T290">Digital Collections of oral histories:<text:s/></text:span></text:p>
      <text:list text:style-name="LS2">
        <text:list-item>
          <text:p text:style-name="P291"><text:span text:style-name="T292">Braille, SC, USC Upstate, oral history<text:s/></text:span><text:span text:style-name="T293">archive:<text:s/></text:span><text:a xlink:href="http://braillesc.org/archive/" office:target-frame-name="_top" xlink:show="replace"><text:span text:style-name="T294">http</text:span></text:a><text:a xlink:href="http://braillesc.org/archive/" office:target-frame-name="_top" xlink:show="replace"><text:span text:style-name="T295">://</text:span></text:a><text:a xlink:href="http://braillesc.org/archive/" office:target-frame-name="_top" xlink:show="replace"><text:span text:style-name="T296">braillesc</text:span></text:a><text:a xlink:href="http://braillesc.org/archive/" office:target-frame-name="_top" xlink:show="replace"><text:span text:style-name="T297">.</text:span></text:a><text:a xlink:href="http://braillesc.org/archive/" office:target-frame-name="_top" xlink:show="replace"><text:span text:style-name="T298">org</text:span></text:a><text:a xlink:href="http://braillesc.org/archive/" office:target-frame-name="_top" xlink:show="replace"><text:span text:style-name="T299">/</text:span></text:a><text:a xlink:href="http://braillesc.org/archive/" office:target-frame-name="_top" xlink:show="replace"><text:span text:style-name="T300">archive</text:span></text:a><text:a xlink:href="http://braillesc.org/archive/" office:target-frame-name="_top" xlink:show="replace"><text:span text:style-name="T301">/</text:span></text:a><text:span text:style-name="T302"><text:s/></text:span></text:p>
        </text:list-item>
        <text:list-item>
          <text:p text:style-name="P303"><text:span text:style-name="T304">Queens College Civil Rights Archive:<text:s/></text:span><text:a xlink:href="http://www.archives.gslis.net/" office:target-frame-name="_top" xlink:show="replace"><text:span text:style-name="T305">http</text:span></text:a><text:a xlink:href="http://www.archives.gslis.net/" office:target-frame-name="_top" xlink:show="replace"><text:span text:style-name="T306">://</text:span></text:a><text:a xlink:href="http://www.archives.gslis.net/" office:target-frame-name="_top" xlink:show="replace"><text:span text:style-name="T307">www</text:span></text:a><text:a xlink:href="http://www.archives.gslis.net/" office:target-frame-name="_top" xlink:show="replace"><text:span text:style-name="T308">.</text:span></text:a><text:a xlink:href="http://www.archives.gslis.net/" office:target-frame-name="_top" xlink:show="replace"><text:span text:style-name="T309">archives</text:span></text:a><text:a xlink:href="http://www.archives.gslis.net/" office:target-frame-name="_top" xlink:show="replace"><text:span text:style-name="T310">.</text:span></text:a><text:a xlink:href="http://www.archives.gslis.net/" office:target-frame-name="_top" xlink:show="replace"><text:span text:style-name="T311">gslis</text:span></text:a><text:a xlink:href="http://www.archives.gslis.net/" office:target-frame-name="_top" xlink:show="replace"><text:span text:style-name="T312">.</text:span></text:a><text:a xlink:href="http://www.archives.gslis.net/" office:target-frame-name="_top" xlink:show="replace"><text:span text:style-name="T313">net</text:span></text:a><text:a xlink:href="http://www.archives.gslis.net/" office:target-frame-name="_top" xlink:show="replace"><text:span text:style-name="T314">/</text:span></text:a></text:p>
        </text:list-item>
        <text:list-item>
          <text:p text:style-name="P315"><text:span text:style-name="T316">Kentucky Alliance Oral History Project:</text:span><text:a xlink:href="http://exhibits.library.louisville.edu/omeka/kyalliance/interviews.html" office:target-frame-name="_top" xlink:show="replace"><text:span text:style-name="T317"><text:s/></text:span></text:a><text:a xlink:href="http://exhibits.library.louisville.edu/omeka/kyalliance/interviews.html" office:target-frame-name="_top" xlink:show="replace"><text:span text:style-name="T318">http</text:span></text:a><text:a xlink:href="http://exhibits.library.louisville.edu/omeka/kyalliance/interviews.html" office:target-frame-name="_top" xlink:show="replace"><text:span text:style-name="T319">://</text:span></text:a><text:a xlink:href="http://exhibits.library.louisville.edu/omeka/kyalliance/interviews.html" office:target-frame-name="_top" xlink:show="replace"><text:span text:style-name="T320">exhibits</text:span></text:a><text:a xlink:href="http://exhibits.library.louisville.edu/omeka/kyalliance/interviews.html" office:target-frame-name="_top" xlink:show="replace"><text:span text:style-name="T321">.</text:span></text:a><text:a xlink:href="http://exhibits.library.louisville.edu/omeka/kyalliance/interviews.html" office:target-frame-name="_top" xlink:show="replace"><text:span text:style-name="T322">library</text:span></text:a><text:a xlink:href="http://exhibits.library.louisville.edu/omeka/kyalliance/interviews.html" office:target-frame-name="_top" xlink:show="replace"><text:span text:style-name="T323">.</text:span></text:a><text:a xlink:href="http://exhibits.library.louisville.edu/omeka/kyalliance/interviews.html" office:target-frame-name="_top" xlink:show="replace"><text:span text:style-name="T324">louisville</text:span></text:a><text:a xlink:href="http://exhibits.library.louisville.edu/omeka/kyalliance/interviews.html" office:target-frame-name="_top" xlink:show="replace"><text:span text:style-name="T325">.</text:span></text:a><text:a xlink:href="http://exhibits.library.louisville.edu/omeka/kyalliance/interviews.html" office:target-frame-name="_top" xlink:show="replace"><text:span text:style-name="T326">edu</text:span></text:a><text:a xlink:href="http://exhibits.library.louisville.edu/omeka/kyalliance/interviews.html" office:target-frame-name="_top" xlink:show="replace"><text:span text:style-name="T327">/</text:span></text:a><text:a xlink:href="http://exhibits.library.louisville.edu/omeka/kyalliance/interviews.html" office:target-frame-name="_top" xlink:show="replace"><text:span text:style-name="T328">omeka</text:span></text:a><text:a xlink:href="http://exhibits.library.louisville.edu/omeka/kyalliance/interviews.html" office:target-frame-name="_top" xlink:show="replace"><text:span text:style-name="T329">/</text:span></text:a><text:a xlink:href="http://exhibits.library.louisville.edu/omeka/kyalliance/interviews.html" office:target-frame-name="_top" xlink:show="replace"><text:span text:style-name="T330">kyalliance</text:span></text:a><text:a xlink:href="http://exhibits.library.louisville.edu/omeka/kyalliance/interviews.html" office:target-frame-name="_top" xlink:show="replace"><text:span text:style-name="T331">/</text:span></text:a><text:a xlink:href="http://exhibits.library.louisville.edu/omeka/kyalliance/interviews.html" office:target-frame-name="_top" xlink:show="replace"><text:span text:style-name="T332">interviews</text:span></text:a><text:a xlink:href="http://exhibits.library.louisville.edu/omeka/kyalliance/interviews.html" office:target-frame-name="_top" xlink:show="replace"><text:span text:style-name="T333">.</text:span></text:a><text:a xlink:href="http://exhibits.library.louisville.edu/omeka/kyalliance/interviews.html" office:target-frame-name="_top" xlink:show="replace"><text:span text:style-name="T334">html</text:span></text:a></text:p>
        </text:list-item>
      </text:list>
      <text:p text:style-name="P335"/>
      <text:p text:style-name="Standard"><text:span text:style-name="T336">Collecting, Exhibiting, Browsing: <text:s/></text:span></text:p>
      <text:list text:style-name="LS3">
        <text:list-item>
          <text:p text:style-name="P337"><text:span text:style-name="T338">Doin' It in Public: Feminism and Art at the Woman's Building, Otis College,<text:s/></text:span><text:a xlink:href="https://wbexhibit.otis.edu/" office:target-frame-name="_top" xlink:show="replace"><text:span text:style-name="T339">https</text:span></text:a><text:a xlink:href="https://wbexhibit.otis.edu/" office:target-frame-name="_top" xlink:show="replace"><text:span text:style-name="T340">://</text:span></text:a><text:a xlink:href="https://wbexhibit.otis.edu/" office:target-frame-name="_top" xlink:show="replace"><text:span text:style-name="T341">wbexhibit</text:span></text:a><text:a xlink:href="https://wbexhibit.otis.edu/" office:target-frame-name="_top" xlink:show="replace"><text:span text:style-name="T342">.</text:span></text:a><text:a xlink:href="https://wbexhibit.otis.edu/" office:target-frame-name="_top" xlink:show="replace"><text:span text:style-name="T343">otis</text:span></text:a><text:a xlink:href="https://wbexhibit.otis.edu/" office:target-frame-name="_top" xlink:show="replace"><text:span text:style-name="T344">.</text:span></text:a><text:a xlink:href="https://wbexhibit.otis.edu/" office:target-frame-name="_top" xlink:show="replace"><text:span text:style-name="T345">edu</text:span></text:a><text:a xlink:href="https://wbexhibit.otis.edu/" office:target-frame-name="_top" xlink:show="replace"><text:span text:style-name="T346">/</text:span></text:a><text:span text:style-name="T347"><text:s/></text:span></text:p>
        </text:list-item>
      </text:list>
      <text:p text:style-name="P348"/>
      <text:p text:style-name="P349"/>
      <text:h text:style-name="Heading3" text:outline-level="3"><text:bookmark-start text:name="h.6eaqdp805ifq"/><text:bookmark-end text:name="h.6eaqdp805ifq"/><text:span text:style-name="T350">Components of an Omeka Site</text:span></text:h>
      <text:p text:style-name="Standard"><text:span text:style-name="T351">Bracero Archive as an example:<text:s/></text:span><text:a xlink:href="http://braceroarchive.org" office:target-frame-name="_top" xlink:show="replace"><text:span text:style-name="T352">http</text:span></text:a><text:a xlink:href="http://braceroarchive.org" office:target-frame-name="_top" xlink:show="replace"><text:span text:style-name="T353">://</text:span></text:a><text:a xlink:href="http://braceroarchive.org" office:target-frame-name="_top" xlink:show="replace"><text:span text:style-name="T354">braceroarchive</text:span></text:a><text:a xlink:href="http://braceroarchive.org" office:target-frame-name="_top" xlink:show="replace"><text:span text:style-name="T355">.</text:span></text:a><text:a xlink:href="http://braceroarchive.org" office:target-frame-name="_top" xlink:show="replace"><text:span text:style-name="T356">org</text:span></text:a></text:p>
      <text:p text:style-name="P357"/>
      <text:p text:style-name="Standard"><text:span text:style-name="T358">Set goals for the site, outline content—and know exactly what w</text:span><text:span text:style-name="T359">ill be available on the site, and know your audience.</text:span></text:p>
      <text:p text:style-name="P360"/>
      <text:list text:style-name="LS4">
        <text:list-item>
          <text:p text:style-name="P361"><text:span text:style-name="T362">Main Functions of Omeka:<text:s/></text:span><text:span text:style-name="T363"><text:tab/></text:span></text:p>
          <text:list text:continue-numbering="true">
            <text:list-item>
              <text:p text:style-name="P364"><text:span text:style-name="T365">Building digital collections as a building block that can stand on its own or you can use to <text:s/>make other things.<text:s/></text:span><text:a xlink:href="http://braceroarchive.org/items" office:target-frame-name="_top" xlink:show="replace"><text:span text:style-name="T366">http</text:span></text:a><text:a xlink:href="http://braceroarchive.org/items" office:target-frame-name="_top" xlink:show="replace"><text:span text:style-name="T367">://</text:span></text:a><text:a xlink:href="http://braceroarchive.org/items" office:target-frame-name="_top" xlink:show="replace"><text:span text:style-name="T368">braceroarchive</text:span></text:a><text:a xlink:href="http://braceroarchive.org/items" office:target-frame-name="_top" xlink:show="replace"><text:span text:style-name="T369">.</text:span></text:a><text:a xlink:href="http://braceroarchive.org/items" office:target-frame-name="_top" xlink:show="replace"><text:span text:style-name="T370">org</text:span></text:a><text:a xlink:href="http://braceroarchive.org/items" office:target-frame-name="_top" xlink:show="replace"><text:span text:style-name="T371">/</text:span></text:a><text:a xlink:href="http://braceroarchive.org/items" office:target-frame-name="_top" xlink:show="replace"><text:span text:style-name="T372">items</text:span></text:a><text:span text:style-name="T373"><text:s/></text:span><text:span text:style-name="T374"><text:tab/></text:span><text:span text:style-name="T375"><text:tab/></text:span></text:p>
            </text:list-item>
            <text:list-item>
              <text:p text:style-name="P376"><text:span text:style-name="T377">Each Omeka “archive” is comprised of “items”:</text:span></text:p>
              <text:list text:continue-numbering="true">
                <text:list-item>
                  <text:p text:style-name="P378"><text:span text:style-name="T379">Every item comes with 20 Dublin Core fields + additional item type metadata—helps create cohesion across</text:span><text:span text:style-name="T380"><text:s/>all Omeka site and also allows data in an Omeka<text:s/></text:span><text:soft-page-break/><text:span text:style-name="T381">site to talk with data in other systems.<text:s/></text:span><text:a xlink:href="http://braceroarchive.org/items/show/1592?view=full" office:target-frame-name="_top" xlink:show="replace"><text:span text:style-name="T382">http</text:span></text:a><text:a xlink:href="http://braceroarchive.org/items/show/1592?view=full" office:target-frame-name="_top" xlink:show="replace"><text:span text:style-name="T383">://</text:span></text:a><text:a xlink:href="http://braceroarchive.org/items/show/1592?view=full" office:target-frame-name="_top" xlink:show="replace"><text:span text:style-name="T384">braceroarchive</text:span></text:a><text:a xlink:href="http://braceroarchive.org/items/show/1592?view=full" office:target-frame-name="_top" xlink:show="replace"><text:span text:style-name="T385">.</text:span></text:a><text:a xlink:href="http://braceroarchive.org/items/show/1592?view=full" office:target-frame-name="_top" xlink:show="replace"><text:span text:style-name="T386">org</text:span></text:a><text:a xlink:href="http://braceroarchive.org/items/show/1592?view=full" office:target-frame-name="_top" xlink:show="replace"><text:span text:style-name="T387">/</text:span></text:a><text:a xlink:href="http://braceroarchive.org/items/show/1592?view=full" office:target-frame-name="_top" xlink:show="replace"><text:span text:style-name="T388">items</text:span></text:a><text:a xlink:href="http://braceroarchive.org/items/show/1592?view=full" office:target-frame-name="_top" xlink:show="replace"><text:span text:style-name="T389">/</text:span></text:a><text:a xlink:href="http://braceroarchive.org/items/show/1592?view=full" office:target-frame-name="_top" xlink:show="replace"><text:span text:style-name="T390">show</text:span></text:a><text:a xlink:href="http://braceroarchive.org/items/show/1592?view=full" office:target-frame-name="_top" xlink:show="replace"><text:span text:style-name="T391">/1592?</text:span></text:a><text:a xlink:href="http://braceroarchive.org/items/show/1592?view=full" office:target-frame-name="_top" xlink:show="replace"><text:span text:style-name="T392">view</text:span></text:a><text:a xlink:href="http://braceroarchive.org/items/show/1592?view=full" office:target-frame-name="_top" xlink:show="replace"><text:span text:style-name="T393">=</text:span></text:a><text:a xlink:href="http://braceroarchive.org/items/show/1592?view=full" office:target-frame-name="_top" xlink:show="replace"><text:span text:style-name="T394">full</text:span></text:a><text:span text:style-name="T395"><text:s/></text:span></text:p>
                </text:list-item>
                <text:list-item>
                  <text:p text:style-name="P396"><text:span text:style-name="T397">Add items, one at a time. <text:s/>Or batch upload through the CSV and OAI plugins.<text:s/></text:span></text:p>
                </text:list-item>
                <text:list-item>
                  <text:p text:style-name="P398"><text:span text:style-name="T399">Create Collections (one item may belong to one collection at a time)</text:span></text:p>
                  <text:list text:continue-numbering="true">
                    <text:list-item>
                      <text:p text:style-name="P400"><text:span text:style-name="T401">Tag Items to create a varied classification system</text:span></text:p>
                    </text:list-item>
                    <text:list-item>
                      <text:p text:style-name="P402"><text:span text:style-name="T403">Build exhibits from the items you have adde</text:span><text:span text:style-name="T404">d.</text:span><text:span text:style-name="T405">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6"><text:span text:style-name="T407">Core application is an archiving system but it is extended through plugins, such as Contribution plugin, Geolocation (for mapping items)</text:span></text:p>
          <text:list text:continue-numbering="true">
            <text:list-item>
              <text:p text:style-name="P408"><text:span text:style-name="T409">Set up a form to collect different kinds of materials: documents/stories, photos, videos, recordings, oral history</text:span></text:p>
            </text:list-item>
            <text:list-item>
              <text:p text:style-name="P410"><text:span text:style-name="T411">Examples of the form:<text:s/></text:span><text:a xlink:href="http://braceroarchive.org/contribution" office:target-frame-name="_top" xlink:show="replace"><text:span text:style-name="T412">http</text:span></text:a><text:a xlink:href="http://braceroarchive.org/contribution" office:target-frame-name="_top" xlink:show="replace"><text:span text:style-name="T413">://</text:span></text:a><text:a xlink:href="http://braceroarchive.org/contribution" office:target-frame-name="_top" xlink:show="replace"><text:span text:style-name="T414">braceroarchive</text:span></text:a><text:a xlink:href="http://braceroarchive.org/contribution" office:target-frame-name="_top" xlink:show="replace"><text:span text:style-name="T415">.</text:span></text:a><text:a xlink:href="http://braceroarchive.org/contribution" office:target-frame-name="_top" xlink:show="replace"><text:span text:style-name="T416">org</text:span></text:a><text:a xlink:href="http://braceroarchive.org/contribution" office:target-frame-name="_top" xlink:show="replace"><text:span text:style-name="T417">/</text:span></text:a><text:a xlink:href="http://braceroarchive.org/contribution" office:target-frame-name="_top" xlink:show="replace"><text:span text:style-name="T418">contribution</text:span></text:a></text:p>
            </text:list-item>
            <text:list-item>
              <text:p text:style-name="P419"><text:a xlink:href="http://occupyarchive.org/contribution" office:target-frame-name="_top" xlink:show="replace"><text:span text:style-name="T420">http</text:span></text:a><text:a xlink:href="http://occupyarchive.org/contribution" office:target-frame-name="_top" xlink:show="replace"><text:span text:style-name="T421">://</text:span></text:a><text:a xlink:href="http://occupyarchive.org/contribution" office:target-frame-name="_top" xlink:show="replace"><text:span text:style-name="T422">occupyarchive</text:span></text:a><text:a xlink:href="http://occupyarchive.org/contribution" office:target-frame-name="_top" xlink:show="replace"><text:span text:style-name="T423">.</text:span></text:a><text:a xlink:href="http://occupyarchive.org/contribution" office:target-frame-name="_top" xlink:show="replace"><text:span text:style-name="T424">org</text:span></text:a><text:a xlink:href="http://occupyarchive.org/contribution" office:target-frame-name="_top" xlink:show="replace"><text:span text:style-name="T425">/</text:span></text:a><text:a xlink:href="http://occupyarchive.org/contribution" office:target-frame-name="_top" xlink:show="replace"><text:span text:style-name="T426">contribution</text:span></text:a><text:span text:style-name="T427"><text:s/></text:span></text:p>
            </text:list-item>
          </text:list>
        </text:list-item>
      </text:list>
      <text:p text:style-name="P428"/>
      <text:h text:style-name="Heading3" text:outline-level="3"><text:bookmark-start text:name="h.8hyalexzlzx1"/><text:bookmark-end text:name="h.8hyalexzlzx1"/><text:span text:style-name="T429">Time To Add</text:span></text:h>
      <text:list text:style-name="LS4">
        <text:list-item>
          <text:p text:style-name="P430"><text:span text:style-name="T431">Add an item -- to your own site or the “playdate” site.</text:span></text:p>
          <text:list text:continue-numbering="true">
            <text:list-item>
              <text:p text:style-name="P432"><text:a xlink:href="https://playdate.omeka.net/" office:target-frame-name="_top" xlink:show="replace"><text:span text:style-name="T433">https</text:span></text:a><text:a xlink:href="https://playdate.omeka.net/" office:target-frame-name="_top" xlink:show="replace"><text:span text:style-name="T434">://</text:span></text:a><text:a xlink:href="https://playdate.omeka.net/" office:target-frame-name="_top" xlink:show="replace"><text:span text:style-name="T435">playdate</text:span></text:a><text:a xlink:href="https://playdate.omeka.net/" office:target-frame-name="_top" xlink:show="replace"><text:span text:style-name="T436">.</text:span></text:a><text:a xlink:href="https://playdate.omeka.net/" office:target-frame-name="_top" xlink:show="replace"><text:span text:style-name="T437">omeka</text:span></text:a><text:a xlink:href="https://playdate.omeka.net/" office:target-frame-name="_top" xlink:show="replace"><text:span text:style-name="T438">.</text:span></text:a><text:a xlink:href="https://playdate.omeka.net/" office:target-frame-name="_top" xlink:show="replace"><text:span text:style-name="T439">net</text:span></text:a><text:a xlink:href="https://playdate.omeka.net/" office:target-frame-name="_top" xlink:show="replace"><text:span text:style-name="T440">/</text:span></text:a><text:span text:style-name="T441"><text:s/></text:span></text:p>
            </text:list-item>
            <text:list-item>
              <text:p text:style-name="P442"><text:span text:style-name="T443">chnm; playdate</text:span></text:p>
            </text:list-item>
            <text:list-item>
              <text:p text:style-name="P444"><text:span text:style-name="T445">How To for Net version:<text:s/></text:span><text:a xlink:href="http://info.omeka.net/build-a-website/add-items/" office:target-frame-name="_top" xlink:show="replace"><text:span text:style-name="T446">http</text:span></text:a><text:a xlink:href="http://info.omeka.net/build-a-website/add-items/" office:target-frame-name="_top" xlink:show="replace"><text:span text:style-name="T447">://</text:span></text:a><text:a xlink:href="http://info.omeka.net/build-a-website/add-items/" office:target-frame-name="_top" xlink:show="replace"><text:span text:style-name="T448">info</text:span></text:a><text:a xlink:href="http://info.omeka.net/build-a-website/add-items/" office:target-frame-name="_top" xlink:show="replace"><text:span text:style-name="T449">.</text:span></text:a><text:a xlink:href="http://info.omeka.net/build-a-website/add-items/" office:target-frame-name="_top" xlink:show="replace"><text:span text:style-name="T450">omeka</text:span></text:a><text:a xlink:href="http://info.omeka.net/build-a-website/add-items/" office:target-frame-name="_top" xlink:show="replace"><text:span text:style-name="T451">.</text:span></text:a><text:a xlink:href="http://info.omeka.net/build-a-website/add-items/" office:target-frame-name="_top" xlink:show="replace"><text:span text:style-name="T452">net</text:span></text:a><text:a xlink:href="http://info.omeka.net/build-a-website/add-items/" office:target-frame-name="_top" xlink:show="replace"><text:span text:style-name="T453">/</text:span></text:a><text:a xlink:href="http://info.omeka.net/build-a-website/add-items/" office:target-frame-name="_top" xlink:show="replace"><text:span text:style-name="T454">build</text:span></text:a><text:a xlink:href="http://info.omeka.net/build-a-website/add-items/" office:target-frame-name="_top" xlink:show="replace"><text:span text:style-name="T455">-</text:span></text:a><text:a xlink:href="http://info.omeka.net/build-a-website/add-items/" office:target-frame-name="_top" xlink:show="replace"><text:span text:style-name="T456">a</text:span></text:a><text:a xlink:href="http://info.omeka.net/build-a-website/add-items/" office:target-frame-name="_top" xlink:show="replace"><text:span text:style-name="T457">-</text:span></text:a><text:a xlink:href="http://info.omeka.net/build-a-website/add-items/" office:target-frame-name="_top" xlink:show="replace"><text:span text:style-name="T458">web</text:span><text:span text:style-name="T459">site</text:span></text:a><text:a xlink:href="http://info.omeka.net/build-a-website/add-items/" office:target-frame-name="_top" xlink:show="replace"><text:span text:style-name="T460">/</text:span></text:a><text:a xlink:href="http://info.omeka.net/build-a-website/add-items/" office:target-frame-name="_top" xlink:show="replace"><text:span text:style-name="T461">add</text:span></text:a><text:a xlink:href="http://info.omeka.net/build-a-website/add-items/" office:target-frame-name="_top" xlink:show="replace"><text:span text:style-name="T462">-</text:span></text:a><text:a xlink:href="http://info.omeka.net/build-a-website/add-items/" office:target-frame-name="_top" xlink:show="replace"><text:span text:style-name="T463">items</text:span></text:a><text:a xlink:href="http://info.omeka.net/build-a-website/add-items/" office:target-frame-name="_top" xlink:show="replace"><text:span text:style-name="T464">/</text:span></text:a><text:span text:style-name="T465"><text:s/></text:span><text:span text:style-name="T466"><text:line-break/></text:span></text:p>
            </text:list-item>
          </text:list>
        </text:list-item>
        <text:list-item>
          <text:p text:style-name="P467"><text:span text:style-name="T468">Build a Contribution form</text:span></text:p>
          <text:list text:continue-numbering="true">
            <text:list-item>
              <text:p text:style-name="P469"><text:span text:style-name="T470">How To for Net version:<text:s/></text:span><text:a xlink:href="http://info.omeka.net/build-a-website/manage-themes-and-plugins/contribution/" office:target-frame-name="_top" xlink:show="replace"><text:span text:style-name="T471">http</text:span></text:a><text:a xlink:href="http://info.omeka.net/build-a-website/manage-themes-and-plugins/contribution/" office:target-frame-name="_top" xlink:show="replace"><text:span text:style-name="T472">://</text:span></text:a><text:a xlink:href="http://info.omeka.net/build-a-website/manage-themes-and-plugins/contribution/" office:target-frame-name="_top" xlink:show="replace"><text:span text:style-name="T473">info</text:span></text:a><text:a xlink:href="http://info.omeka.net/build-a-website/manage-themes-and-plugins/contribution/" office:target-frame-name="_top" xlink:show="replace"><text:span text:style-name="T474">.</text:span></text:a><text:a xlink:href="http://info.omeka.net/build-a-website/manage-themes-and-plugins/contribution/" office:target-frame-name="_top" xlink:show="replace"><text:span text:style-name="T475">omeka</text:span></text:a><text:a xlink:href="http://info.omeka.net/build-a-website/manage-themes-and-plugins/contribution/" office:target-frame-name="_top" xlink:show="replace"><text:span text:style-name="T476">.</text:span></text:a><text:a xlink:href="http://info.omeka.net/build-a-website/manage-themes-and-plugins/contribution/" office:target-frame-name="_top" xlink:show="replace"><text:span text:style-name="T477">net</text:span></text:a><text:a xlink:href="http://info.omeka.net/build-a-website/manage-themes-and-plugins/contribution/" office:target-frame-name="_top" xlink:show="replace"><text:span text:style-name="T478">/</text:span></text:a><text:a xlink:href="http://info.omeka.net/build-a-website/manage-themes-and-plugins/contribution/" office:target-frame-name="_top" xlink:show="replace"><text:span text:style-name="T479">build</text:span></text:a><text:a xlink:href="http://info.omeka.net/build-a-website/manage-themes-and-plugins/contribution/" office:target-frame-name="_top" xlink:show="replace"><text:span text:style-name="T480">-</text:span></text:a><text:a xlink:href="http://info.omeka.net/build-a-website/manage-themes-and-plugins/contribution/" office:target-frame-name="_top" xlink:show="replace"><text:span text:style-name="T481">a</text:span></text:a><text:a xlink:href="http://info.omeka.net/build-a-website/manage-themes-and-plugins/contribution/" office:target-frame-name="_top" xlink:show="replace"><text:span text:style-name="T482">-</text:span></text:a><text:a xlink:href="http://info.omeka.net/build-a-website/manage-themes-and-plugins/contribution/" office:target-frame-name="_top" xlink:show="replace"><text:span text:style-name="T483">website</text:span></text:a><text:a xlink:href="http://info.omeka.net/build-a-website/manage-themes-and-plugins/contribution/" office:target-frame-name="_top" xlink:show="replace"><text:span text:style-name="T484">/</text:span></text:a><text:a xlink:href="http://info.omeka.net/build-a-website/manage-themes-and-plugins/contribution/" office:target-frame-name="_top" xlink:show="replace"><text:span text:style-name="T485">manage</text:span></text:a><text:a xlink:href="http://info.omeka.net/build-a-website/manage-themes-and-plugins/contribution/" office:target-frame-name="_top" xlink:show="replace"><text:span text:style-name="T486">-</text:span></text:a><text:a xlink:href="http://info.omeka.net/build-a-website/manage-themes-and-plugins/contribution/" office:target-frame-name="_top" xlink:show="replace"><text:span text:style-name="T487">themes</text:span></text:a><text:a xlink:href="http://info.omeka.net/build-a-website/manage-themes-and-plugins/contribution/" office:target-frame-name="_top" xlink:show="replace"><text:span text:style-name="T488">-</text:span></text:a><text:a xlink:href="http://info.omeka.net/build-a-website/manage-themes-and-plugins/contribution/" office:target-frame-name="_top" xlink:show="replace"><text:span text:style-name="T489">and</text:span></text:a><text:a xlink:href="http://info.omeka.net/build-a-website/manage-themes-and-plugins/contribution/" office:target-frame-name="_top" xlink:show="replace"><text:span text:style-name="T490">-</text:span></text:a><text:a xlink:href="http://info.omeka.net/build-a-website/manage-themes-and-plugins/contribution/" office:target-frame-name="_top" xlink:show="replace"><text:span text:style-name="T491">plugins</text:span></text:a><text:a xlink:href="http://info.omeka.net/build-a-website/manage-themes-and-plugins/contribution/" office:target-frame-name="_top" xlink:show="replace"><text:span text:style-name="T492">/</text:span></text:a><text:a xlink:href="http://info.omeka.net/build-a-website/manage-themes-and-plugins/contribution/" office:target-frame-name="_top" xlink:show="replace"><text:span text:style-name="T493">contribution</text:span></text:a><text:a xlink:href="http://info.omeka.net/build-a-website/manage-themes-and-plugins/contribution/" office:target-frame-name="_top" xlink:show="replace"><text:span text:style-name="T494">/</text:span></text:a><text:span text:style-name="T495"><text:s/></text:span></text:p>
            </text:list-item>
          </text:list>
        </text:list-item>
      </text:list>
      <text:p text:style-name="Standard"><text:span text:style-name="T496"><text:tab/></text:span></text:p>
      <text:h text:style-name="Heading3" text:outline-level="3"><text:bookmark-start text:name="h.m2hpu2n4p6q5"/><text:bookmark-end text:name="h.m2hpu2n4p6q5"/><text:span text:style-name="T497">How Do I get Omeka Running Today (or soon) ?</text:span></text:h>
      <text:p text:style-name="P498"/>
      <text:list text:style-name="LS5">
        <text:list-item>
          <text:p text:style-name="P499"><text:span text:style-name="T500">Sign up for a free, basic Omeka.net account, if you haven’t already, to test out main funcationality and administrative usabi</text:span><text:span text:style-name="T501">lity:<text:s/></text:span><text:a xlink:href="http://omeka.net/signup" office:target-frame-name="_top" xlink:show="replace"><text:span text:style-name="T502"><text:s/></text:span></text:a><text:a xlink:href="http://omeka.net/signup" office:target-frame-name="_top" xlink:show="replace"><text:span text:style-name="T503">http</text:span></text:a><text:a xlink:href="http://omeka.net/signup" office:target-frame-name="_top" xlink:show="replace"><text:span text:style-name="T504">://</text:span></text:a><text:a xlink:href="http://omeka.net/signup" office:target-frame-name="_top" xlink:show="replace"><text:span text:style-name="T505">omeka</text:span></text:a><text:a xlink:href="http://omeka.net/signup" office:target-frame-name="_top" xlink:show="replace"><text:span text:style-name="T506">.</text:span></text:a><text:a xlink:href="http://omeka.net/signup" office:target-frame-name="_top" xlink:show="replace"><text:span text:style-name="T507">net</text:span></text:a><text:a xlink:href="http://omeka.net/signup" office:target-frame-name="_top" xlink:show="replace"><text:span text:style-name="T508">/</text:span></text:a><text:a xlink:href="http://omeka.net/signup" office:target-frame-name="_top" xlink:show="replace"><text:span text:style-name="T509">signup</text:span></text:a><text:span text:style-name="T510"><text:s/></text:span></text:p>
          <text:list text:continue-numbering="true">
            <text:list-item>
              <text:p text:style-name="P511"><text:span text:style-name="T512">Use our wonderful documentation to walk you through the steps:<text:s/></text:span><text:a xlink:href="http://info.omeka.net" office:target-frame-name="_top" xlink:show="replace"><text:span text:style-name="T513">http</text:span></text:a><text:a xlink:href="http://info.omeka.net" office:target-frame-name="_top" xlink:show="replace"><text:span text:style-name="T514">://</text:span></text:a><text:a xlink:href="http://info.omeka.net" office:target-frame-name="_top" xlink:show="replace"><text:span text:style-name="T515">info</text:span></text:a><text:a xlink:href="http://info.omeka.net" office:target-frame-name="_top" xlink:show="replace"><text:span text:style-name="T516">.</text:span></text:a><text:a xlink:href="http://info.omeka.net" office:target-frame-name="_top" xlink:show="replace"><text:span text:style-name="T517">omeka</text:span></text:a><text:a xlink:href="http://info.omeka.net" office:target-frame-name="_top" xlink:show="replace"><text:span text:style-name="T518">.</text:span></text:a><text:a xlink:href="http://info.omeka.net" office:target-frame-name="_top" xlink:show="replace"><text:span text:style-name="T519">net</text:span></text:a><text:span text:style-name="T520"><text:s/></text:span><text:span text:style-name="T521"><text:line-break/></text:span></text:p>
            </text:list-item>
          </text:list>
        </text:list-item>
      </text:list>
      <text:list text:style-name="LS6">
        <text:list-item>
          <text:p text:style-name="P522"><text:span text:style-name="T523">Talk to your IT department to see if you have<text:s/></text:span><text:span text:style-name="T524">server capability in-house, or if it is possible to set up: <text:s/></text:span><text:a xlink:href="http://omeka.org/codex/Preparing_to_Install" office:target-frame-name="_top" xlink:show="replace"><text:span text:style-name="T525">http</text:span></text:a><text:a xlink:href="http://omeka.org/codex/Preparing_to_Install" office:target-frame-name="_top" xlink:show="replace"><text:span text:style-name="T526">://</text:span></text:a><text:a xlink:href="http://omeka.org/codex/Preparing_to_Install" office:target-frame-name="_top" xlink:show="replace"><text:span text:style-name="T527">omeka</text:span></text:a><text:a xlink:href="http://omeka.org/codex/Preparing_to_Install" office:target-frame-name="_top" xlink:show="replace"><text:span text:style-name="T528">.</text:span></text:a><text:a xlink:href="http://omeka.org/codex/Preparing_to_Install" office:target-frame-name="_top" xlink:show="replace"><text:span text:style-name="T529">org</text:span></text:a><text:a xlink:href="http://omeka.org/codex/Preparing_to_Install" office:target-frame-name="_top" xlink:show="replace"><text:span text:style-name="T530">/</text:span></text:a><text:a xlink:href="http://omeka.org/codex/Preparing_to_Install" office:target-frame-name="_top" xlink:show="replace"><text:span text:style-name="T531">codex</text:span></text:a><text:a xlink:href="http://omeka.org/codex/Preparing_to_Install" office:target-frame-name="_top" xlink:show="replace"><text:span text:style-name="T532">/</text:span></text:a><text:a xlink:href="http://omeka.org/codex/Preparing_to_Install" office:target-frame-name="_top" xlink:show="replace"><text:span text:style-name="T533">Preparing</text:span></text:a><text:a xlink:href="http://omeka.org/codex/Preparing_to_Install" office:target-frame-name="_top" xlink:show="replace"><text:span text:style-name="T534">_</text:span></text:a><text:a xlink:href="http://omeka.org/codex/Preparing_to_Install" office:target-frame-name="_top" xlink:show="replace"><text:span text:style-name="T535">to</text:span></text:a><text:a xlink:href="http://omeka.org/codex/Preparing_to_Install" office:target-frame-name="_top" xlink:show="replace"><text:span text:style-name="T536">_</text:span></text:a><text:a xlink:href="http://omeka.org/codex/Preparing_to_Install" office:target-frame-name="_top" xlink:show="replace"><text:span text:style-name="T537">Install</text:span></text:a><text:span text:style-name="T538"><text:s/></text:span><text:span text:style-name="T539"><text:line-break/></text:span></text:p>
        </text:list-item>
        <text:list-item>
          <text:p text:style-name="P540"><text:span text:style-name="T541">Run it yourself, get a third-party web hosting service:<text:s/></text:span><text:a xlink:href="http://omeka.org/codex/Hosting_Suggestions" office:target-frame-name="_top" xlink:show="replace"><text:span text:style-name="T542">http</text:span></text:a><text:a xlink:href="http://omeka.org/codex/Hosting_Suggestions" office:target-frame-name="_top" xlink:show="replace"><text:span text:style-name="T543">://</text:span></text:a><text:a xlink:href="http://omeka.org/codex/Hosting_Suggestions" office:target-frame-name="_top" xlink:show="replace"><text:span text:style-name="T544">omeka</text:span></text:a><text:a xlink:href="http://omeka.org/codex/Hosting_Suggestions" office:target-frame-name="_top" xlink:show="replace"><text:span text:style-name="T545">.</text:span></text:a><text:a xlink:href="http://omeka.org/codex/Hosting_Suggestions" office:target-frame-name="_top" xlink:show="replace"><text:span text:style-name="T546">org</text:span></text:a><text:a xlink:href="http://omeka.org/codex/Hosting_Suggestions" office:target-frame-name="_top" xlink:show="replace"><text:span text:style-name="T547">/</text:span></text:a><text:a xlink:href="http://omeka.org/codex/Hosting_Suggestions" office:target-frame-name="_top" xlink:show="replace"><text:span text:style-name="T548">codex</text:span></text:a><text:a xlink:href="http://omeka.org/codex/Hosting_Suggestions" office:target-frame-name="_top" xlink:show="replace"><text:span text:style-name="T549">/</text:span></text:a><text:a xlink:href="http://omeka.org/codex/Hosting_Suggestions" office:target-frame-name="_top" xlink:show="replace"><text:span text:style-name="T550">Hosting</text:span></text:a><text:a xlink:href="http://omeka.org/codex/Hosting_Suggestions" office:target-frame-name="_top" xlink:show="replace"><text:span text:style-name="T551">_</text:span></text:a><text:a xlink:href="http://omeka.org/codex/Hosting_Suggestions" office:target-frame-name="_top" xlink:show="replace"><text:span text:style-name="T552">Suggestions</text:span></text:a><text:span text:style-name="T553"><text:s/></text:span></text:p>
        </text:list-item>
      </text:list>
      <text:p text:style-name="P554"/>
      <text:p text:style-name="P555"><text:span text:style-name="T556">Use the Documentation to work through it:<text:s/></text:span><text:a xlink:href="http://omeka.org/codex/Documentation" office:target-frame-name="_top" xlink:show="replace"><text:span text:style-name="T557">http</text:span></text:a><text:a xlink:href="http://omeka.org/codex/Documentation" office:target-frame-name="_top" xlink:show="replace"><text:span text:style-name="T558">://</text:span></text:a><text:a xlink:href="http://omeka.org/codex/Documentation" office:target-frame-name="_top" xlink:show="replace"><text:span text:style-name="T559">omeka</text:span></text:a><text:a xlink:href="http://omeka.org/codex/Documentation" office:target-frame-name="_top" xlink:show="replace"><text:span text:style-name="T560">.</text:span></text:a><text:a xlink:href="http://omeka.org/codex/Documentation" office:target-frame-name="_top" xlink:show="replace"><text:span text:style-name="T561">org</text:span></text:a><text:a xlink:href="http://omeka.org/codex/Documentation" office:target-frame-name="_top" xlink:show="replace"><text:span text:style-name="T562">/</text:span></text:a><text:a xlink:href="http://omeka.org/codex/Documentation" office:target-frame-name="_top" xlink:show="replace"><text:span text:style-name="T563">codex</text:span></text:a><text:a xlink:href="http://omeka.org/codex/Documentation" office:target-frame-name="_top" xlink:show="replace"><text:span text:style-name="T564">/</text:span></text:a><text:a xlink:href="http://omeka.org/codex/Documentation" office:target-frame-name="_top" xlink:show="replace"><text:span text:style-name="T565">Documentation</text:span></text:a></text:p>
      <text:p text:style-name="P566"><text:span text:style-name="T567"><text:line-break/></text:span><text:span text:style-name="T568">Search for answers or ask a question on the Forums:<text:s/></text:span><text:a xlink:href="http://omeka.org/forums/" office:target-frame-name="_top" xlink:show="replace"><text:span text:style-name="T569">http</text:span></text:a><text:a xlink:href="http://omeka.org/forums/" office:target-frame-name="_top" xlink:show="replace"><text:span text:style-name="T570">://</text:span></text:a><text:a xlink:href="http://omeka.org/forums/" office:target-frame-name="_top" xlink:show="replace"><text:span text:style-name="T571">omeka</text:span></text:a><text:a xlink:href="http://omeka.org/forums/" office:target-frame-name="_top" xlink:show="replace"><text:span text:style-name="T572">.</text:span></text:a><text:a xlink:href="http://omeka.org/forums/" office:target-frame-name="_top" xlink:show="replace"><text:span text:style-name="T573">org</text:span></text:a><text:a xlink:href="http://omeka.org/forums/" office:target-frame-name="_top" xlink:show="replace"><text:span text:style-name="T574">/</text:span></text:a><text:a xlink:href="http://omeka.org/forums/" office:target-frame-name="_top" xlink:show="replace"><text:span text:style-name="T575">forums</text:span></text:a><text:a xlink:href="http://omeka.org/forums/" office:target-frame-name="_top" xlink:show="replace"><text:span text:style-name="T576">/</text:span></text:a><text:span text:style-name="T577"><text:s/></text:span></text:p>
      <text:p text:style-name="P578"/>
      <text:list text:style-name="LS6">
        <text:list-item>
          <text:p text:style-name="P579"><text:span text:style-name="T580">Can’t decide between hosting it myself and using Omeka.net:</text:span></text:p>
          <text:list text:continue-numbering="true">
            <text:list-item>
              <text:list>
                <text:list-item>
                  <text:p text:style-name="P581"><text:a xlink:href="http://bit.ly/compareomekas" office:target-frame-name="_top" xlink:show="replace"><text:span text:style-name="T582">http</text:span></text:a><text:a xlink:href="http://bit.ly/compareomekas" office:target-frame-name="_top" xlink:show="replace"><text:span text:style-name="T583">://</text:span></text:a><text:a xlink:href="http://bit.ly/compareomekas" office:target-frame-name="_top" xlink:show="replace"><text:span text:style-name="T584">bit</text:span></text:a><text:a xlink:href="http://bit.ly/compareomekas" office:target-frame-name="_top" xlink:show="replace"><text:span text:style-name="T585">.</text:span></text:a><text:a xlink:href="http://bit.ly/compareomekas" office:target-frame-name="_top" xlink:show="replace"><text:span text:style-name="T586">ly</text:span></text:a><text:a xlink:href="http://bit.ly/compareomekas" office:target-frame-name="_top" xlink:show="replace"><text:span text:style-name="T587">/</text:span></text:a><text:a xlink:href="http://bit.ly/compareomekas" office:target-frame-name="_top" xlink:show="replace"><text:span text:style-name="T588">compareomekas</text:span></text:a></text:p>
                </text:list-item>
              </text:list>
            </text:list-item>
          </text:list>
        </text:list-item>
      </text:list>
      <text:p text:style-name="P589"/>
      <text:p text:style-name="P590"/>
      <text:p text:style-name="Standard"><text:span text:style-name="T591"><text:tab/>When you’re done, add<text:s/></text:span><text:span text:style-name="T592">your site to our growing list of Sites Built in Omeka:<text:s/></text:span></text:p>
      <text:p text:style-name="Standard"><text:span text:style-name="T593"><text:tab/></text:span><text:a xlink:href="http://omeka.org/codex/Sites_Using_Omeka" office:target-frame-name="_top" xlink:show="replace"><text:span text:style-name="T594">http</text:span></text:a><text:a xlink:href="http://omeka.org/codex/Sites_Using_Omeka" office:target-frame-name="_top" xlink:show="replace"><text:span text:style-name="T595">://</text:span></text:a><text:a xlink:href="http://omeka.org/codex/Sites_Using_Omeka" office:target-frame-name="_top" xlink:show="replace"><text:span text:style-name="T596">omeka</text:span></text:a><text:a xlink:href="http://omeka.org/codex/Sites_Using_Omeka" office:target-frame-name="_top" xlink:show="replace"><text:span text:style-name="T597">.</text:span></text:a><text:a xlink:href="http://omeka.org/codex/Sites_Using_Omeka" office:target-frame-name="_top" xlink:show="replace"><text:span text:style-name="T598">org</text:span></text:a><text:a xlink:href="http://omeka.org/codex/Sites_Using_Omeka" office:target-frame-name="_top" xlink:show="replace"><text:span text:style-name="T599">/</text:span></text:a><text:a xlink:href="http://omeka.org/codex/Sites_Using_Omeka" office:target-frame-name="_top" xlink:show="replace"><text:span text:style-name="T600">codex</text:span></text:a><text:a xlink:href="http://omeka.org/codex/Sites_Using_Omeka" office:target-frame-name="_top" xlink:show="replace"><text:span text:style-name="T601">/</text:span></text:a><text:a xlink:href="http://omeka.org/codex/Sites_Using_Omeka" office:target-frame-name="_top" xlink:show="replace"><text:span text:style-name="T602">Sites</text:span></text:a><text:a xlink:href="http://omeka.org/codex/Sites_Using_Omeka" office:target-frame-name="_top" xlink:show="replace"><text:span text:style-name="T603">_</text:span></text:a><text:a xlink:href="http://omeka.org/codex/Sites_Using_Omeka" office:target-frame-name="_top" xlink:show="replace"><text:span text:style-name="T604">Using</text:span></text:a><text:a xlink:href="http://omeka.org/codex/Sites_Using_Omeka" office:target-frame-name="_top" xlink:show="replace"><text:span text:style-name="T605">_</text:span></text:a><text:a xlink:href="http://omeka.org/codex/Sites_Using_Omeka" office:target-frame-name="_top" xlink:show="replace"><text:span text:style-name="T606">Omeka</text:span></text:a><text:span text:style-name="T607"><text:s/></text:span></text:p>
      <text:p text:style-name="P608"/>
      <text:p text:style-name="P609"/>
      <text:p text:style-name="Standard"><text:span text:style-name="T610">Thank you for attending the Omeka Overview!</text:span></text:p>
      <text:p text:style-name="Standard"><text:span text:style-name="T61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style="italic" style:font-style-asian="italic" style:font-style-complex="italic" fo:color="#666666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color="#666666" fo:font-size="10pt" style:font-size-asian="10pt" style:font-size-complex="10pt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style="italic" style:font-style-asian="italic" style:font-style-complex="italic" fo:color="#666666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0" style:display-name="List2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1" style:display-name="List2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2" style:display-name="List2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3" style:display-name="List2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4" style:display-name="List2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5" style:display-name="List2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6" style:display-name="List2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7" style:display-name="List2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2Level8" style:display-name="List2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0" style:display-name="List3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1" style:display-name="List3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2" style:display-name="List3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3" style:display-name="List3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4" style:display-name="List3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5" style:display-name="List3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6" style:display-name="List3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7" style:display-name="List3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3Level8" style:display-name="List3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0" style:display-name="List4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1" style:display-name="List4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2" style:display-name="List4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3" style:display-name="List4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4" style:display-name="List4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5" style:display-name="List4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6" style:display-name="List4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7" style:display-name="List4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4Level8" style:display-name="List4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0" style:display-name="List5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1" style:display-name="List5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2" style:display-name="List5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3" style:display-name="List5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4" style:display-name="List5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5" style:display-name="List5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6" style:display-name="List5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7" style:display-name="List5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5Level8" style:display-name="List5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0" style:display-name="List6Level0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1" style:display-name="List6Leve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2" style:display-name="List6Leve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3" style:display-name="List6Leve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4" style:display-name="List6Leve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5" style:display-name="List6Leve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6" style:display-name="List6Leve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7" style:display-name="List6Leve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6Level8" style:display-name="List6Leve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WW_CharLFO2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bullet text:level="1" text:style-name="WW_CharLFO2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WW_CharLFO3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3" style:display-name="LS3">
      <text:list-level-style-bullet text:level="1" text:style-name="WW_CharLFO3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3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3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3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3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3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3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3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WW_CharLFO4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WW_CharLFO5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5" style:display-name="LS5">
      <text:list-level-style-bullet text:level="1" text:style-name="WW_CharLFO5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WW_CharLFO6LVL1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6" style:display-name="LS6">
      <text:list-level-style-bullet text:level="1" text:style-name="WW_CharLFO6LVL1" text:bullet-char="●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Calibri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Calibri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Calibri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Calibri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Calibri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Calibri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Calibri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Calibri"/>
      </text:list-level-style-bullet>
    </text:list-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DefaultParagraphFont" style:family="text">
      <style:text-properties style:font-name="Calibri" style:font-name-asian="Calibri" style:font-name-complex="Calibri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heila</meta:initial-creator>
    <dc:creator>Sheila</dc:creator>
    <meta:creation-date>2012-05-23T15:04:00Z</meta:creation-date>
    <dc:date>2012-05-23T15:04:00Z</dc:date>
    <meta:template xlink:href="Normal.dotm" xlink:type="simple"/>
    <meta:editing-cycles>2</meta:editing-cycles>
    <meta:editing-duration>PT60S</meta:editing-duration>
    <meta:document-statistic meta:page-count="3" meta:paragraph-count="55" meta:word-count="4124" meta:character-count="27576" meta:row-count="195" meta:non-whitespace-character-count="23507"/>
  </office:meta>
</office:document-meta>
</file>